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B200000684A819B154.png" manifest:media-type="image/png"/>
  <manifest:file-entry manifest:full-path="Pictures/10000000000008AD00000681A1429E48.png" manifest:media-type="image/png"/>
  <manifest:file-entry manifest:full-path="Pictures/200000B40000292C00000262DDC57351.wmf" manifest:media-type=""/>
  <manifest:file-entry manifest:full-path="Pictures/2000001300002F07000023D19330F8D5.wmf" manifest:media-type=""/>
  <manifest:file-entry manifest:full-path="Pictures/2000003900001A4B000007718DA81C4F.wmf" manifest:media-type=""/>
  <manifest:file-entry manifest:full-path="Pictures/100002010000044D00000367A3F2A8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DejaVu Sans3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svg:stroke-width="0cm" draw:fill="none" draw:textarea-vertical-align="top" draw:auto-grow-height="false" draw:fit-to-size="shrink-to-fit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fo:padding-top="0.123cm" fo:padding-bottom="0.123cm" fo:padding-left="0.251cm" fo:padding-right="0.251cm" fo:wrap-option="wrap"/>
    </style:style>
    <style:style style:name="gr4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867cm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867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867cm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26cm" svg:stroke-color="#000000" draw:stroke-linejoin="miter" draw:fill="solid" draw:fill-color="#dddddd" draw:textarea-vertical-align="top" draw:auto-grow-height="true" draw:fit-to-size="false" fo:min-height="0.6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21" svg:stroke-width="0.035cm" svg:stroke-color="#000000" draw:stroke-linejoin="miter" draw:fill="none" draw:textarea-vertical-align="middle" draw:auto-grow-height="false" draw:fit-to-size="false" fo:padding-top="0.123cm" fo:padding-bottom="0.123cm" fo:padding-left="0.251cm" fo:padding-right="0.251cm" fo:wrap-option="no-wrap"/>
    </style:style>
    <style:style style:name="gr20" style:family="graphic" style:parent-style-name="standard">
      <style:graphic-properties draw:stroke="dash" draw:stroke-dash="Dashed_20__28_var_29__20_22" svg:stroke-width="0.035cm" svg:stroke-color="#000000" draw:stroke-linejoin="miter" draw:fill="none" draw:textarea-vertical-align="middle" draw:auto-grow-height="false" draw:fit-to-size="false" fo:padding-top="0.123cm" fo:padding-bottom="0.123cm" fo:padding-left="0.251cm" fo:padding-right="0.251cm" fo:wrap-option="no-wrap"/>
    </style:style>
    <style:style style:name="gr21" style:family="graphic" style:parent-style-name="standard">
      <style:graphic-properties draw:stroke="dash" draw:stroke-dash="Dashed_20__28_var_29__20_23" svg:stroke-width="0.035cm" svg:stroke-color="#000000" draw:stroke-linejoin="miter" draw:fill="none" draw:textarea-vertical-align="middle" draw:auto-grow-height="false" draw:fit-to-size="false" fo:padding-top="0.123cm" fo:padding-bottom="0.123cm" fo:padding-left="0.251cm" fo:padding-right="0.251cm" fo:wrap-option="no-wrap"/>
    </style:style>
    <style:style style:name="gr22" style:family="graphic" style:parent-style-name="standard">
      <style:graphic-properties draw:stroke="dash" draw:stroke-dash="Dashed_20__28_var_29__20_24" svg:stroke-width="0.035cm" svg:stroke-color="#000000" draw:stroke-linejoin="miter" draw:fill="none" draw:textarea-vertical-align="middle" draw:auto-grow-height="false" draw:fit-to-size="false" fo:padding-top="0.123cm" fo:padding-bottom="0.123cm" fo:padding-left="0.251cm" fo:padding-right="0.251cm" fo:wrap-option="no-wrap"/>
    </style:style>
    <style:style style:name="gr23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24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71cm" draw:fill="solid" draw:fill-color="#56c56f" draw:textarea-vertical-align="middle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.071cm" draw:fill="solid" draw:fill-color="#8ed99f" draw:textarea-vertical-align="middle" draw:auto-grow-height="false" draw:fit-to-size="false" fo:padding-top="0.125cm" fo:padding-bottom="0.125cm" fo:padding-left="0.25cm" fo:padding-right="0.25cm" fo:wrap-option="wrap"/>
    </style:style>
    <style:style style:name="gr27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2.079cm" fo:padding-top="0.125cm" fo:padding-bottom="0.125cm" fo:padding-left="0.25cm" fo:padding-right="0.25cm" fo:wrap-option="wrap"/>
    </style:style>
    <style:style style:name="gr28" style:family="graphic" style:parent-style-name="standard" style:list-style-name="L11">
      <style:graphic-properties draw:stroke="none" svg:stroke-width="0cm" draw:fill="none" draw:textarea-vertical-align="middle" draw:auto-grow-height="true" draw:fit-to-size="false" fo:min-height="2.081cm" fo:padding-top="0.125cm" fo:padding-bottom="0.125cm" fo:padding-left="0.25cm" fo:padding-right="0.25cm" fo:wrap-option="wrap"/>
    </style:style>
    <style:style style:name="gr29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2.079cm" fo:padding-top="0.125cm" fo:padding-bottom="0.125cm" fo:padding-left="0.25cm" fo:padding-right="0.25cm" fo:wrap-option="wrap"/>
    </style:style>
    <style:style style:name="gr30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961cm" fo:padding-top="0.125cm" fo:padding-bottom="0.125cm" fo:padding-left="0.25cm" fo:padding-right="0.25cm" fo:wrap-option="wrap"/>
    </style:style>
    <style:style style:name="gr31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961cm" fo:padding-top="0.125cm" fo:padding-bottom="0.125cm" fo:padding-left="0.25cm" fo:padding-right="0.25cm" fo:wrap-option="wrap"/>
    </style:style>
    <style:style style:name="gr32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0.96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71cm" draw:fill="solid" draw:fill-color="#c00000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parent-style-name="standard" style:list-style-name="L11">
      <style:graphic-properties draw:stroke="none" svg:stroke-width="0cm" draw:fill="none" draw:textarea-vertical-align="top" draw:auto-grow-height="true" draw:fit-to-size="false" fo:min-height="2.08cm" fo:padding-top="0.125cm" fo:padding-bottom="0.125cm" fo:padding-left="0.25cm" fo:padding-right="0.25cm" fo:wrap-option="wrap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7" style:family="presentation" style:parent-style-name="_35__5f_Basic_20_Layout-notes" style:list-style-name="L12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_35__5f_Basic_20_Layout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emp3-title">
      <style:graphic-properties draw:auto-grow-height="true" fo:min-height="2.465cm"/>
    </style:style>
    <style:style style:name="pr12" style:family="presentation" style:parent-style-name="Temp3-notes">
      <style:graphic-properties draw:fill-color="#ffffff" draw:auto-grow-height="true" fo:min-height="13.364cm"/>
    </style:style>
    <style:style style:name="pr13" style:family="presentation" style:parent-style-name="Temp3-title">
      <style:graphic-properties fo:min-height="2.465cm"/>
    </style:style>
    <style:style style:name="pr14" style:family="presentation" style:parent-style-name="Temp3-outline1">
      <style:graphic-properties fo:min-height="16.006cm"/>
    </style:style>
    <style:style style:name="pr15" style:family="presentation" style:parent-style-name="Temp3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16" style:family="presentation" style:parent-style-name="Temp3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emp3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emp3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emp3-outline1">
      <style:graphic-properties fo:min-height="11.928cm"/>
    </style:style>
    <style:style style:name="pr20" style:family="presentation" style:parent-style-name="Temp3-title">
      <style:graphic-properties fo:min-height="1.923cm"/>
    </style:style>
    <style:style style:name="pr21" style:family="presentation" style:parent-style-name="Temp3-title">
      <style:graphic-properties fo:min-height="3.506cm"/>
    </style:style>
    <style:style style:name="pr22" style:family="presentation" style:parent-style-name="Temp3-title">
      <style:graphic-properties draw:auto-grow-height="true" fo:min-height="3.845cm"/>
    </style:style>
    <style:style style:name="pr23" style:family="presentation" style:parent-style-name="Temp3-title">
      <style:graphic-properties draw:auto-grow-height="true" fo:min-height="2.404cm"/>
    </style:style>
    <style:style style:name="pr24" style:family="presentation" style:parent-style-name="Temp3-title">
      <style:graphic-properties fo:min-height="1.483cm"/>
    </style:style>
    <style:style style:name="pr25" style:family="presentation" style:parent-style-name="Temp3-title">
      <style:graphic-properties draw:stroke="none" svg:stroke-width="0cm" draw:fill="none" draw:textarea-vertical-align="bottom" draw:auto-grow-height="false" draw:fit-to-size="shrink-to-fit" fo:min-height="3.181cm" fo:padding-top="0.127cm" fo:padding-bottom="0cm" fo:padding-left="0cm" fo:padding-right="0.254cm" fo:wrap-option="wrap"/>
    </style:style>
    <style:style style:name="pr26" style:family="presentation" style:parent-style-name="Temp3-backgroundobject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27" style:family="presentation" style:parent-style-name="Temp3-backgroundobjects">
      <style:graphic-properties draw:stroke="none" svg:stroke-width="0cm" draw:fill="none" draw:fill-color="#ffffff" draw:textarea-vertical-align="bottom" draw:auto-grow-height="false" draw:fit-to-size="false" fo:min-height="11.62cm" fo:padding-top="0.129cm" fo:padding-bottom="0.129cm" fo:padding-left="0.259cm" fo:padding-right="0.259cm" fo:wrap-option="wrap"/>
    </style:style>
    <style:style style:name="pr28" style:family="presentation" style:parent-style-name="Temp3-notes">
      <style:graphic-properties draw:stroke="none" svg:stroke-width="0.026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29" style:family="presentation" style:parent-style-name="Temp3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cm" fo:padding-right="0.254cm" fo:wrap-option="wrap"/>
    </style:style>
    <style:style style:name="pr30" style:family="presentation" style:parent-style-name="Temp3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pr31" style:family="presentation" style:parent-style-name="Temp3-title">
      <style:graphic-properties draw:auto-grow-height="true" fo:min-height="5.767cm"/>
    </style:style>
    <style:style style:name="pr32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33" style:family="presentation" style:parent-style-name="_34__5f_Custom_20_Layout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_34__5f_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_34__5f_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000001907349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000001907349pt" style:font-size-asian="14pt" style:font-size-complex="14pt" fo:hyphenate="false"/>
    </style:style>
    <style:style style:name="P7" style:family="paragraph">
      <style:paragraph-properties fo:margin-top="0cm" fo:margin-bottom="0cm" fo:text-align="start"/>
      <style:text-properties fo:font-size="19.3999996185303pt"/>
    </style:style>
    <style:style style:name="P8" style:family="paragraph">
      <style:paragraph-properties fo:margin-top="0cm" fo:margin-bottom="0cm" fo:line-height="100%" fo:text-align="start"/>
      <style:text-properties fo:font-size="19.3999996185303pt"/>
    </style:style>
    <style:style style:name="P9" style:family="paragraph">
      <style:paragraph-properties fo:margin-top="0cm" fo:margin-bottom="0cm" fo:text-align="start" style:font-independent-line-spacing="true"/>
      <style:text-properties fo:font-size="19.3999996185303pt"/>
    </style:style>
    <style:style style:name="P10" style:family="paragraph">
      <style:paragraph-properties fo:text-align="start" style:font-independent-line-spacing="true"/>
      <style:text-properties fo:color="#000000" fo:font-size="26pt" style:font-size-asian="26pt" style:font-size-complex="26pt"/>
    </style:style>
    <style:style style:name="P11" style:family="paragraph">
      <style:paragraph-properties fo:text-align="start" style:font-independent-line-spacing="true"/>
      <style:text-properties fo:font-size="26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P14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21.1000003814697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.1000003814697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.6999998092651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.6999998092651pt" style:font-size-asian="14pt" style:font-size-complex="14pt" fo:hyphenate="false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style:text-properties fo:font-size="28.1000003814697pt"/>
    </style:style>
    <style:style style:name="P22" style:family="paragraph">
      <style:paragraph-properties fo:margin-top="0cm" fo:margin-bottom="0.5cm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.75cm" fo:margin-right="0cm" fo:margin-top="0.169cm" fo:margin-bottom="0cm" fo:line-height="100%" fo:text-align="start" fo:text-indent="-0.74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26" style:family="paragraph">
      <style:paragraph-properties fo:margin-left="1.27cm" fo:margin-right="0cm" fo:margin-top="0.318cm" fo:margin-bottom="0cm" fo:line-height="100%" fo:text-align="center" fo:text-indent="-1.269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1.27cm" fo:margin-right="0cm" fo:margin-top="0.318cm" fo:margin-bottom="0cm" fo:line-height="100%" fo:text-align="center" fo:text-indent="-1.269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28" style:family="paragraph">
      <style:paragraph-properties fo:margin-left="1.27cm" fo:margin-right="0cm" fo:margin-top="0.247cm" fo:margin-bottom="0cm" fo:line-height="100%" fo:text-align="center" fo:text-indent="-1.269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1.27cm" fo:margin-right="0cm" fo:margin-top="0.247cm" fo:margin-bottom="0cm" fo:line-height="100%" fo:text-align="center" fo:text-indent="-1.269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margin-left="0.953cm" fo:margin-right="0cm" fo:margin-top="0.085cm" fo:margin-bottom="0cm" fo:line-height="8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.953cm" fo:margin-right="0cm" fo:margin-top="0.085cm" fo:margin-bottom="0cm" fo:line-height="80%" fo:text-align="center" fo:text-indent="-0.952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3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8999996185303pt" fo:hyphenate="false"/>
    </style:style>
    <style:style style:name="P35" style:family="paragraph">
      <style:paragraph-properties fo:margin-top="0cm" fo:margin-bottom="0cm"/>
    </style:style>
    <style:style style:name="P36" style:family="paragraph">
      <style:paragraph-properties fo:line-height="125%"/>
    </style:style>
    <style:style style:name="P37" style:family="paragraph">
      <style:text-properties fo:font-size="32pt" style:font-size-asian="32pt" style:font-size-complex="32pt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paragraph-properties fo:margin-left="0cm" fo:margin-right="0cm" fo:text-indent="0cm"/>
    </style:style>
    <style:style style:name="P40" style:family="paragraph">
      <style:text-properties fo:font-size="22pt" style:font-size-asian="22pt" style:font-size-complex="22pt"/>
    </style:style>
    <style:style style:name="P41" style:family="paragraph">
      <style:text-properties fo:font-size="14pt"/>
    </style:style>
    <style:style style:name="P42" style:family="paragraph">
      <style:text-properties fo:font-size="22pt" fo:font-weight="bold" style:font-size-asian="22pt" style:font-weight-asian="bold" style:font-size-complex="22pt" style:font-weight-complex="bold"/>
    </style:style>
    <style:style style:name="P43" style:family="paragraph">
      <style:text-properties fo:font-size="20pt"/>
    </style:style>
    <style:style style:name="P44" style:family="paragraph">
      <style:paragraph-properties fo:line-height="125%"/>
      <style:text-properties fo:font-size="22pt" style:font-size-asian="22pt" style:font-size-complex="22pt"/>
    </style:style>
    <style:style style:name="P45" style:family="paragraph">
      <style:text-properties fo:font-size="28pt" style:font-size-asian="28pt" style:font-size-complex="28pt"/>
    </style:style>
    <style:style style:name="P46" style:family="paragraph">
      <style:paragraph-properties fo:line-height="125%"/>
      <style:text-properties fo:font-size="26pt" style:font-size-asian="26pt" style:font-size-complex="26pt"/>
    </style:style>
    <style:style style:name="P47" style:family="paragraph">
      <style:text-properties fo:font-size="26pt" style:font-size-asian="26pt" style:font-size-complex="26pt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P50" style:family="paragraph">
      <style:paragraph-properties fo:margin-top="0cm" fo:margin-bottom="0cm" fo:line-height="100%" fo:text-align="start"/>
      <style:text-properties fo:font-size="10.8000001907349pt" style:font-size-asian="14pt" style:font-size-complex="14pt"/>
    </style:style>
    <style:style style:name="P51" style:family="paragraph">
      <style:paragraph-properties fo:margin-top="0cm" fo:margin-bottom="0cm" fo:line-height="100%" fo:text-align="start" style:font-independent-line-spacing="true"/>
      <style:text-properties fo:font-size="10.8000001907349pt" style:font-size-asian="14pt" style:font-size-complex="14pt"/>
    </style:style>
    <style:style style:name="P52" style:family="paragraph">
      <style:paragraph-properties fo:margin-top="0cm" fo:margin-bottom="0cm" fo:line-height="100%" fo:text-align="end"/>
      <style:text-properties fo:font-size="10.8000001907349pt" style:font-size-asian="14pt" style:font-size-complex="14pt"/>
    </style:style>
    <style:style style:name="P53" style:family="paragraph">
      <style:paragraph-properties fo:margin-top="0cm" fo:margin-bottom="0cm" fo:line-height="100%" fo:text-align="end" style:font-independent-line-spacing="true"/>
      <style:text-properties fo:font-size="10.8000001907349pt" style:font-size-asian="14pt" style:font-size-complex="14pt"/>
    </style:style>
    <style:style style:name="P5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55" style:family="paragraph">
      <style:paragraph-properties fo:margin-left="0cm" fo:margin-right="0cm" fo:margin-top="0cm" fo:margin-bottom="0cm" fo:line-height="100%" fo:text-align="start" fo:text-indent="-0.269cm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19.3999996185303pt"/>
    </style:style>
    <style:style style:name="P57" style:family="paragraph">
      <style:paragraph-properties fo:margin-left="0.953cm" fo:margin-right="0cm" fo:margin-top="0.183cm" fo:margin-bottom="0.212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8" style:family="paragraph">
      <style:paragraph-properties fo:margin-left="0cm" fo:margin-right="0cm" fo:margin-top="0.183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9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62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19.5pt" fo:hyphenate="false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5pt" fo:hyphenate="false"/>
    </style:style>
    <style:style style:name="P6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P6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8999996185303pt" style:font-size-asian="14pt" style:font-size-complex="14pt" fo:hyphenate="false"/>
    </style:style>
    <style:style style:name="P67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8999996185303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variant="normal" fo:text-transform="none" fo:color="#00909a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11" style:family="text">
      <style:text-properties fo:color="#006600" fo:font-size="28pt" fo:language="en" fo:country="US" style:font-size-asian="28pt" style:font-size-complex="28pt"/>
    </style:style>
    <style:style style:name="T12" style:family="text">
      <style:text-properties fo:font-size="28pt" fo:language="en" fo:country="US" style:font-size-asian="28pt" style:font-size-complex="2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5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6" style:family="text">
      <style:text-properties fo:color="#006600" fo:language="en" fo:country="US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6600" fo:font-size="32pt" style:font-size-asian="32pt" style:font-size-complex="32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name-complex="Arial3" style:font-size-complex="1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bold" style:font-size-asian="14pt" style:font-style-asian="normal" style:font-weight-asian="bold" style:font-name-complex="Arial3" style:font-size-complex="1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name-complex="Arial3" style:font-size-complex="14pt" style:font-style-complex="normal" style:font-weight-complex="normal"/>
    </style:style>
    <style:style style:name="T26" style:family="text">
      <style:text-properties fo:font-variant="normal" fo:text-transform="none" fo:color="#ff6600" style:text-line-through-style="none" style:text-line-through-type="none" style:text-position="0% 100%" style:font-name="Arial3" fo:font-size="12pt" fo:letter-spacing="normal" fo:font-style="normal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Arial3" fo:font-size="12pt" fo:letter-spacing="normal" fo:font-style="normal" style:text-underline-style="none" fo:font-weight="bold" style:font-size-asian="12pt" style:font-style-asian="normal" style:font-weight-asian="bold" style:font-name-complex="Arial3" style:font-size-complex="12pt" style:font-style-complex="normal" style:font-weight-complex="bold"/>
    </style:style>
    <style:style style:name="T28" style:family="text">
      <style:text-properties fo:font-variant="normal" fo:text-transform="none" fo:color="#003344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32" style:family="text">
      <style:text-properties fo:color="#0078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3" style:family="text">
      <style:text-properties fo:color="#000000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4" style:family="text">
      <style:text-properties fo:color="#b70062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5" style:family="text">
      <style:text-properties fo:color="#333399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6" style:family="text">
      <style:text-properties fo:color="#0055aa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7" style:family="text">
      <style:text-properties fo:color="#0000dd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8" style:family="text">
      <style:text-properties fo:color="#0000cc" style:font-name="Liberation Mono2" fo:font-size="32pt" fo:language="en" fo:country="US" fo:font-weight="bold" style:font-name-asian="Liberation Mono2" style:font-size-asian="32pt" style:font-weight-asian="bold" style:font-size-complex="32pt" style:font-weight-complex="bold"/>
    </style:style>
    <style:style style:name="T39" style:family="text">
      <style:text-properties style:font-name="DejaVu Sans Mono1" fo:font-size="32pt" fo:language="en" fo:country="US" style:font-size-asian="32pt" style:font-size-complex="32pt"/>
    </style:style>
    <style:style style:name="T40" style:family="text">
      <style:text-properties style:font-name="DejaVu Sans Mono1" fo:language="en" fo:country="US"/>
    </style:style>
    <style:style style:name="T41" style:family="text">
      <style:text-properties style:font-name="DejaVu Sans Mono1" fo:language="en" fo:country="US" fo:font-weight="bold" style:font-weight-asian="bold" style:font-weight-complex="bold"/>
    </style:style>
    <style:style style:name="T42" style:family="text">
      <style:text-properties fo:color="#007826" fo:language="en" fo:country="US" fo:font-weight="bold" style:font-weight-asian="bold" style:font-weight-complex="bold"/>
    </style:style>
    <style:style style:name="T43" style:family="text">
      <style:text-properties fo:color="#007800" style:font-name="Liberation Mono2" fo:font-size="32pt" fo:language="en" fo:country="US" fo:font-weight="bold" style:font-name-asian="Liberation Mono2" style:font-size-asian="10pt" style:font-weight-asian="bold" style:font-weight-complex="bold"/>
    </style:style>
    <style:style style:name="T44" style:family="text">
      <style:text-properties fo:color="#000000" style:font-name="Liberation Mono2" fo:font-size="32pt" fo:language="en" fo:country="US" style:font-name-asian="Liberation Mono2" style:font-size-asian="10pt"/>
    </style:style>
    <style:style style:name="T45" style:family="text">
      <style:text-properties fo:color="#000000" style:font-name="Liberation Mono2" fo:font-size="32pt" fo:language="en" fo:country="US" style:font-name-asian="Liberation Mono2" style:font-size-asian="32pt" style:font-size-complex="32pt"/>
    </style:style>
    <style:style style:name="T46" style:family="text">
      <style:text-properties fo:color="#007800" style:font-name="Liberation Mono2" fo:font-size="24pt" fo:language="en" fo:country="US" fo:font-weight="bold" style:font-name-asian="Liberation Mono2" style:font-size-asian="24pt" style:font-weight-asian="bold" style:font-size-complex="24pt" style:font-weight-complex="bold"/>
    </style:style>
    <style:style style:name="T47" style:family="text">
      <style:text-properties fo:color="#000000" style:font-name="Liberation Mono2" fo:font-size="24pt" fo:language="en" fo:country="US" style:font-name-asian="Liberation Mono2" style:font-size-asian="24pt" style:font-size-complex="24pt"/>
    </style:style>
    <style:style style:name="T48" style:family="text">
      <style:text-properties fo:font-size="32pt" fo:language="en" fo:country="US" style:font-size-asian="32pt" style:language-asian="ko" style:country-asian="KR" style:font-size-complex="32pt"/>
    </style:style>
    <style:style style:name="T49" style:family="text">
      <style:text-properties fo:font-size="22pt" fo:language="en" fo:country="US" style:font-size-asian="22pt" style:font-size-complex="22pt"/>
    </style:style>
    <style:style style:name="T50" style:family="text">
      <style:text-properties fo:color="#007800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51" style:family="text">
      <style:text-properties fo:color="#000000" style:font-name="Liberation Mono2" fo:font-size="22pt" fo:language="en" fo:country="US" style:font-name-asian="Liberation Mono2" style:font-size-asian="22pt" style:font-size-complex="22pt"/>
    </style:style>
    <style:style style:name="T52" style:family="text">
      <style:text-properties fo:color="#333399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53" style:family="text">
      <style:text-properties fo:color="#0055aa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54" style:family="text">
      <style:text-properties fo:color="#007800" style:font-name="DejaVu Sans Mono1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55" style:family="text">
      <style:text-properties fo:color="#000000" style:font-name="DejaVu Sans Mono1" fo:font-size="22pt" fo:language="en" fo:country="US" style:font-name-asian="Liberation Mono2" style:font-size-asian="22pt" style:font-size-complex="22pt"/>
    </style:style>
    <style:style style:name="T56" style:family="text">
      <style:text-properties fo:color="#b70062" style:font-name="DejaVu Sans Mono1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57" style:family="text">
      <style:text-properties fo:color="#333399" style:font-name="DejaVu Sans Mono1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58" style:family="text">
      <style:text-properties fo:color="#0055aa" style:font-name="DejaVu Sans Mono1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59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60" style:family="text">
      <style:text-properties fo:color="#b70062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61" style:family="text">
      <style:text-properties fo:color="#0000cc" style:font-name="Liberation Mono2" fo:font-size="22pt" fo:language="en" fo:country="US" style:font-name-asian="Liberation Mono2" style:font-size-asian="22pt" style:font-size-complex="22pt"/>
    </style:style>
    <style:style style:name="T62" style:family="text">
      <style:text-properties fo:color="#000000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63" style:family="text">
      <style:text-properties fo:color="#0000dd" style:font-name="Liberation Mono2" fo:font-size="22pt" fo:language="en" fo:country="US" fo:font-weight="bold" style:font-name-asian="Liberation Mono2" style:font-size-asian="22pt" style:font-weight-asian="bold" style:font-size-complex="22pt" style:font-weight-complex="bold"/>
    </style:style>
    <style:style style:name="T64" style:family="text">
      <style:text-properties fo:language="en" fo:country="US" fo:font-weight="normal" style:font-weight-asian="normal" style:font-weight-complex="normal"/>
    </style:style>
    <style:style style:name="T65" style:family="text">
      <style:text-properties fo:color="#007800" style:font-name="Liberation Mono2" fo:font-size="26pt" fo:language="en" fo:country="US" fo:font-weight="bold" style:font-name-asian="Liberation Mono2" style:font-size-asian="26pt" style:font-weight-asian="bold" style:font-size-complex="26pt" style:font-weight-complex="bold"/>
    </style:style>
    <style:style style:name="T66" style:family="text">
      <style:text-properties fo:color="#000000" style:font-name="Liberation Mono2" fo:font-size="26pt" fo:language="en" fo:country="US" style:font-name-asian="Liberation Mono2" style:font-size-asian="26pt" style:font-size-complex="26pt"/>
    </style:style>
    <style:style style:name="T67" style:family="text">
      <style:text-properties fo:color="#0000cc" style:font-name="Liberation Mono2" fo:font-size="26pt" fo:language="en" fo:country="US" style:font-name-asian="Liberation Mono2" style:font-size-asian="26pt" style:font-size-complex="26pt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Arial3" fo:font-size="22pt" fo:letter-spacing="normal" fo:font-style="normal" style:text-underline-style="none" fo:font-weight="bold" style:font-size-asian="22pt" style:font-style-asian="normal" style:font-weight-asian="bold" style:font-name-complex="Arial3" style:font-size-complex="22pt" style:font-style-complex="normal" style:font-weight-complex="bold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70" style:family="text">
      <style:text-properties fo:font-variant="normal" fo:text-transform="none" style:text-line-through-style="none" style:text-line-through-type="none" style:text-position="0% 100%" fo:font-size="19.3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Arial3" fo:font-size="19.3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4" style:family="text">
      <style:text-properties fo:font-variant="normal" fo:text-transform="none" fo:color="#000000" style:text-line-through-style="solid" style:text-line-through-type="singl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255cm" text:min-label-width="0.253cm"/>
        <style:text-properties style:font-name="Arial3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0.255cm" text:min-label-width="0.253cm"/>
        <style:text-properties style:font-name="Arial3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•">
        <style:list-level-properties text:space-before="0.259cm" text:min-label-width="0.253cm"/>
        <style:text-properties style:font-name="Arial3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•">
        <style:list-level-properties text:space-before="0.26cm" text:min-label-width="0.258cm"/>
        <style:text-properties style:font-name="Arial3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Application Delivery Fundamentals 2.0:</text:span><text:span text:style-name="T1"><text:line-break/></text:span><text:span text:style-name="T1">Java</text:span><text:span text:style-name="T1"><text:line-break/></text:span><text:span text:style-name="T1">Lecture 8: </text:span><text:span text:style-name="T2">Exceptions and Assertions</text:span></text:p>
          </draw:text-box>
        </draw:frame>
        <presentation:notes draw:style-name="dp2">
          <office:forms form:automatic-focus="false" form:apply-design-mode="false"/>
          <draw:frame draw:name="Slide Number Placeholder 3" presentation:style-name="pr2" draw:text-style-name="P4" draw:layer="layout" svg:width="9.099cm" svg:height="1.484cm" svg:x="11.895cm" svg:y="28.21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Footer Placeholder 4" presentation:style-name="pr2" draw:text-style-name="P6" draw:layer="layout" svg:width="9.099cm" svg:height="1.484cm" svg:x="0cm" svg:y="28.21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Header Placeholder 5" presentation:style-name="pr3" draw:text-style-name="P6" draw:layer="layout" svg:width="9.099cm" svg:height="1.484cm" svg:x="0cm" svg:y="0cm" presentation:class="header" presentation:user-transformed="true">
            <draw:text-box>
              <text:p text:style-name="P5"><text:span text:style-name="T3">ADF 2.0: Java: Course Introduction</text:span></text:p>
            </draw:text-box>
          </draw:frame>
          <draw:page-thumbnail draw:name="Slide Image Placeholder 20" draw:style-name="gr1" draw:layer="layout" svg:width="15.359cm" svg:height="11.161cm" svg:x="3.095cm" svg:y="2.256cm" draw:page-number="1" presentation:class="page"/>
          <draw:frame draw:name="Notes Placeholder 21" presentation:style-name="pr4" draw:text-style-name="P9" draw:layer="layout" svg:width="16.799cm" svg:height="13.364cm" svg:x="2.105cm" svg:y="14.113cm" presentation:class="notes" presentation:user-transformed="true">
            <draw:text-box>
              <text:p text:style-name="P7"><text:span text:style-name="T4">Faculty Notes:</text:span></text:p>
              <text:p text:style-name="P8"><text:span text:style-name="T5">Introduce yourself.</text:span></text:p>
              <text:p text:style-name="P8"><text:span text:style-name="T5">Introduce the module and time frame: 2 hours, 15 minutes.</text:span></text:p>
              <text:p text:style-name="P8"><text:span text:style-name="T5"/></text:p>
              <text:p text:style-name="P8"><text:span text:style-name="T5"/></text:p>
              <text:p text:style-name="P8"><text:span text:style-name="T4">Participant Notes:</text:span></text:p>
              <text:p text:style-name="P8"><text:span text:style-name="T5">N/A</text:span></text:p>
            </draw:text-box>
          </draw:frame>
        </presentation:notes>
      </draw:page>
      <draw:page draw:name="Agenda" draw:style-name="dp1" draw:master-page-name="_35__5f_Basic_20_Layout">
        <office:forms form:automatic-focus="false" form:apply-design-mode="false"/>
        <draw:frame draw:name="Content Placeholder 10" presentation:style-name="pr5" draw:text-style-name="P10" draw:layer="layout" svg:width="25.212cm" svg:height="14.655cm" svg:x="1.423cm" svg:y="5.075cm" presentation:class="outline" presentation:user-transformed="true">
          <draw:text-box>
            <text:list text:style-name="L3">
              <text:list-item>
                <text:p><text:span text:style-name="T6">Exceptions</text:span></text:p>
              </text:list-item>
              <text:list-item>
                <text:p><text:span text:style-name="T7">try</text:span><text:span text:style-name="T6">, </text:span><text:span text:style-name="T7">catch</text:span><text:span text:style-name="T6">, </text:span><text:span text:style-name="T7">finally</text:span><text:span text:style-name="T6"> blocks</text:span></text:p>
              </text:list-item>
              <text:list-item>
                <text:p><text:span text:style-name="T7">throws</text:span><text:span text:style-name="T6"> keyword, </text:span><text:span text:style-name="T7">throw</text:span><text:span text:style-name="T6"> statement</text:span></text:p>
              </text:list-item>
              <text:list-item>
                <text:p><text:span text:style-name="T6">Exception types</text:span></text:p>
                <text:list>
                  <text:list-item>
                    <text:p><text:span text:style-name="T6">class hierarchy</text:span></text:p>
                  </text:list-item>
                  <text:list-item>
                    <text:p><text:span text:style-name="T6">Checked and unchecked exceptions</text:span></text:p>
                  </text:list-item>
                  <text:list-item>
                    <text:p><text:span text:style-name="T6">Custom exceptions</text:span></text:p>
                  </text:list-item>
                </text:list>
              </text:list-item>
              <text:list-item>
                <text:p><text:span text:style-name="T6">Assertions</text:span></text:p>
              </text:list-item>
              <text:list-item>
                <text:p><text:span text:style-name="T6">Defensive programming</text:span></text:p>
              </text:list-item>
            </text:list>
          </draw:text-box>
        </draw:frame>
        <draw:frame draw:name="Title 5" presentation:style-name="pr6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8">Agenda</text:span></text:p>
          </draw:text-box>
        </draw:frame>
        <draw:custom-shape draw:name="Content Placeholder 2" draw:style-name="gr2" draw:text-style-name="P12" draw:layer="Layout" svg:width="12.555cm" svg:height="13.858cm" svg:x="1.4cm" svg:y="3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3.999cm" svg:height="11.136cm" svg:x="3.499cm" svg:y="2.226cm" draw:page-number="2" presentation:class="page"/>
          <draw:frame draw:name="Notes Placeholder 2" presentation:style-name="pr7" draw:text-style-name="P15" draw:layer="layout" svg:width="16.799cm" svg:height="13.364cm" svg:x="2.1cm" svg:y="14.106cm" presentation:class="notes" presentation:user-transformed="true">
            <draw:text-box>
              <text:p text:style-name="P13"><text:span text:style-name="T9">Faculty Notes:</text:span></text:p>
              <text:p text:style-name="P13"><text:span text:style-name="T10">Review the agenda with the participants.</text:span></text:p>
              <text:p text:style-name="P13"><text:span text:style-name="T9"/></text:p>
              <text:p text:style-name="P13"><text:span text:style-name="T9">Participant Notes: </text:span></text:p>
              <text:p text:style-name="P13"><text:span text:style-name="T10">N/A</text:span></text:p>
              <text:p text:style-name="P14"><text:span text:style-name="T10"><text:s/></text:span></text:p>
              <text:p text:style-name="P14"><text:span text:style-name="T10"/></text:p>
            </draw:text-box>
          </draw:frame>
          <draw:frame draw:name="Footer Placeholder 8" presentation:style-name="pr8" draw:text-style-name="P17" draw:layer="layout" svg:width="9.099cm" svg:height="1.484cm" svg:x="0cm" svg:y="28.209cm" presentation:class="footer" presentation:user-transformed="true">
            <draw:text-box>
              <text:p text:style-name="P16"><text:span text:style-name="T3">Copyright © Accenture 2012</text:span></text:p>
            </draw:text-box>
          </draw:frame>
          <draw:frame draw:name="Header Placeholder 9" presentation:style-name="pr9" draw:text-style-name="P17" draw:layer="layout" svg:width="9.099cm" svg:height="1.484cm" svg:x="0cm" svg:y="0cm" presentation:class="header" presentation:user-transformed="true">
            <draw:text-box>
              <text:p text:style-name="P16"><text:span text:style-name="T3">ADF 2.0: Java: JDBC</text:span></text:p>
            </draw:text-box>
          </draw:frame>
          <draw:frame draw:name="Slide Number Placeholder 6" presentation:style-name="pr10" draw:text-style-name="P19" draw:layer="layout" svg:width="9.099cm" svg:height="1.484cm" svg:x="11.894cm" svg:y="28.209cm" presentation:class="page-number" presentation:user-transformed="true">
            <draw:text-box>
              <text:p text:style-name="P18"><text:span text:style-name="T3"><text:page-number>&lt;number&gt;</text:page-number></text:span></text:p>
            </draw:text-box>
          </draw:frame>
        </presentation:notes>
      </draw:page>
      <draw:page draw:name="page3" draw:style-name="dp3" draw:master-page-name="Temp3" presentation:presentation-page-layout-name="AL2T1">
        <office:forms form:automatic-focus="false" form:apply-design-mode="false"/>
        <draw:frame presentation:style-name="pr11" draw:text-style-name="P20" draw:layer="layout" svg:width="25.199cm" svg:height="2.465cm" svg:x="1.4cm" svg:y="0.837cm" presentation:class="title" presentation:user-transformed="true">
          <draw:text-box>
            <text:p><text:span text:style-name="T7">Exception</text:span></text:p>
          </draw:text-box>
        </draw:frame>
        <draw:frame presentation:style-name="Temp3-outline1" draw:layer="layout" svg:width="24.639cm" svg:height="12.178cm" svg:x="1.4cm" svg:y="4.914cm" presentation:class="outline" presentation:user-transformed="true">
          <draw:text-box>
            <text:list text:style-name="L3">
              <text:list-header>
                <text:p><text:span text:style-name="T11">Exception</text:span><text:span text:style-name="T12"> - a</text:span><text:span text:style-name="T13">n event that happens during program execution preventing the program from continuing normally</text:span></text:p>
                <text:p><text:span text:style-name="T14">In Java </text:span><text:span text:style-name="T15">exception </text:span><text:span text:style-name="T13">object that defines an abnormal condition that interrupts the normal flow of a program</text:span></text:p>
              </text:list-header>
              <text:list-item>
                <text:p><text:span text:style-name="T6">Exception examples</text:span></text:p>
                <text:list>
                  <text:list-item>
                    <text:p><text:span text:style-name="T6">Trying to open non-existent file</text:span></text:p>
                  </text:list-item>
                  <text:list-item>
                    <text:p><text:span text:style-name="T6">Interrupted network connection</text:span></text:p>
                  </text:list-item>
                  <text:list-item>
                    <text:p><text:span text:style-name="T6">Passed values outside valid range</text:span></text:p>
                  </text:list-item>
                  <text:list-item>
                    <text:p><text:span text:style-name="T6">Trying to load non-existent .class fil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3" presentation:class="page"/>
          <draw:frame presentation:style-name="pr1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Temp3" presentation:presentation-page-layout-name="AL2T1">
        <office:forms form:automatic-focus="false" form:apply-design-mode="false"/>
        <draw:frame presentation:style-name="pr11" draw:text-style-name="P20" draw:layer="layout" svg:width="25.199cm" svg:height="2.465cm" svg:x="1.4cm" svg:y="0.837cm" presentation:class="title" presentation:user-transformed="true">
          <draw:text-box>
            <text:p><text:span text:style-name="T7">Exception examples</text:span></text:p>
          </draw:text-box>
        </draw:frame>
        <draw:frame presentation:style-name="Temp3-outline1" draw:layer="layout" svg:width="24.639cm" svg:height="12.179cm" svg:x="1.361cm" svg:y="5.221cm" presentation:class="outline" presentation:user-transformed="true">
          <draw:text-box>
            <text:list text:style-name="L3">
              <text:list-item>
                <text:p><text:span text:style-name="T16">NullPointerException</text:span><text:span text:style-name="T6"> — appears, when try to use members (fields/properties) of an unitialized variable</text:span></text:p>
              </text:list-item>
              <text:list-item>
                <text:p><text:span text:style-name="T16">ArithmeticException</text:span><text:span text:style-name="T6"> — can appear during arithmetic operations</text:span></text:p>
              </text:list-item>
              <text:list-item>
                <text:p><text:span text:style-name="T16">InputMismatchException</text:span><text:span text:style-name="T6"> — can appear, when passed parameters are with wrong values</text:span></text:p>
              </text:list-item>
              <text:list-item>
                <text:p><text:span text:style-name="T6">Java doesn't allow to divide by zero for integers. It rises exception. But it allows to divide by zero for double, which can have special value </text:span><text:span text:style-name="T7">Infinit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4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Temp3" presentation:presentation-page-layout-name="AL2T1">
        <office:forms form:automatic-focus="false" form:apply-design-mode="false"/>
        <draw:frame presentation:style-name="pr13" draw:layer="layout" svg:width="25.199cm" svg:height="2.465cm" svg:x="1.4cm" svg:y="0.837cm" presentation:class="title" presentation:user-transformed="true">
          <draw:text-box>
            <text:p>Error</text:p>
          </draw:text-box>
        </draw:frame>
        <draw:frame presentation:style-name="pr14" draw:layer="layout" svg:width="25.212cm" svg:height="15.399cm" svg:x="1.423cm" svg:y="4.33cm" presentation:class="outline">
          <draw:text-box>
            <text:list text:style-name="L3">
              <text:list-item>
                <text:p>An <text:span text:style-name="T17">Error</text:span> is a subclass of <text:span text:style-name="T17">Throwable</text:span> that indicates serious problems that a reasonable application should not try to catch.</text:p>
              </text:list-item>
              <text:list-item>
                <text:p>Error examples:</text:p>
                <text:list>
                  <text:list-item>
                    <text:p text:style-name="P22"><text:span text:style-name="T18">IOError</text:span> — thrown when a serious I/O error has occurred</text:p>
                  </text:list-item>
                  <text:list-item>
                    <text:p text:style-name="P22"><text:span text:style-name="T18">AssertionError</text:span> — thrown to indicate that an assertion has failed.</text:p>
                  </text:list-item>
                  <text:list-item>
                    <text:p text:style-name="P22"><text:span text:style-name="T18">StackOverflowError</text:span> — thrown when a stack overflow occurs because an application recurses too deeply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5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Exceptions: Class Hierarchy" draw:style-name="dp1" draw:master-page-name="Temp3">
        <office:forms form:automatic-focus="false" form:apply-design-mode="false"/>
        <draw:frame draw:name="Title 1" presentation:style-name="pr15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19">Exceptions: Class Hierarchy</text:span></text:p>
          </draw:text-box>
        </draw:frame>
        <draw:custom-shape draw:name="Rectangle 3" draw:style-name="gr3" draw:text-style-name="P25" draw:layer="layout" svg:width="25.199cm" svg:height="13.858cm" svg:x="1.4cm" svg:y="3.762cm">
          <text:p text:style-name="P23"><text:span text:style-name="T20"/></text:p>
          <text:p text:style-name="P23"><text:span text:style-name="T20"/></text:p>
          <text:p text:style-name="P23"><text:span text:style-name="T21"/></text:p>
          <text:p text:style-name="P23"><text:span text:style-name="T21"/></text:p>
          <text:p text:style-name="P23"><text:span text:style-name="T21"/></text:p>
          <text:p text:style-name="P24"><text:span text:style-name="T21"/></text:p>
          <text:p text:style-name="P23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4" draw:text-style-name="P27" draw:layer="layout" svg:width="4.972cm" svg:height="1.117cm" svg:x="9.935cm" svg:y="4.267cm">
          <text:p text:style-name="P26"><text:span text:style-name="T23">Throw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7" draw:layer="layout" svg:width="4.661cm" svg:height="1.117cm" svg:x="2.464cm" svg:y="7.261cm">
          <text:p text:style-name="P26"><text:span text:style-name="T23">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6" draw:text-style-name="P27" draw:layer="layout" svg:width="5.337cm" svg:height="1.117cm" svg:x="14.481cm" svg:y="7.261cm">
          <text:p text:style-name="P26"><text:span text:style-name="T23">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7" draw:text-style-name="P29" draw:layer="layout" svg:width="7.237cm" svg:height="0.93cm" svg:x="2.293cm" svg:y="12.628cm">
          <text:p text:style-name="P28"><text:span text:style-name="T24">Runtime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8" draw:text-style-name="P29" draw:layer="layout" svg:width="7.203cm" svg:height="0.93cm" svg:x="10.402cm" svg:y="12.623cm">
          <text:p text:style-name="P28"><text:span text:style-name="T24">Interrupted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9" draw:text-style-name="P29" draw:layer="layout" svg:width="7.203cm" svg:height="0.93cm" svg:x="2.293cm" svg:y="14.189cm">
          <text:p text:style-name="P28"><text:span text:style-name="T24">Arithmetic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0" draw:text-style-name="P29" draw:layer="layout" svg:width="7.203cm" svg:height="0.93cm" svg:x="2.303cm" svg:y="15.569cm">
          <text:p text:style-name="P28"><text:span text:style-name="T24">NullPointer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29" draw:layer="layout" svg:width="4.302cm" svg:height="0.93cm" svg:x="18.681cm" svg:y="12.643cm">
          <text:p text:style-name="P28"><text:span text:style-name="T24">IOE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0" draw:style-name="gr12" draw:text-style-name="P30" draw:layer="layout" svg:width="1.841cm" svg:height="7.626cm" draw:transform="rotate (1.5707963267949) translate (4.797cm 7.262cm)">
          <text:p/>
          <draw:enhanced-geometry draw:mirror-horizontal="false" draw:mirror-vertical="false" svg:viewBox="0 0 0 0" draw:text-areas="0 0 ?f2 ?f3" draw:type="ooxml-bentConnector3" draw:modifiers="4987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AutoShape 11" draw:style-name="gr12" draw:text-style-name="P30" draw:layer="layout" svg:width="1.841cm" svg:height="4.723cm" draw:transform="rotate (-1.5707963267949) translate (17.141cm 5.42cm)">
          <text:p/>
          <draw:enhanced-geometry draw:mirror-horizontal="true" draw:mirror-vertical="false" svg:viewBox="0 0 0 0" draw:text-areas="0 0 ?f2 ?f3" draw:type="ooxml-bentConnector3" draw:modifiers="4987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AutoShape 12" draw:style-name="gr12" draw:text-style-name="P30" draw:layer="layout" svg:width="4.213cm" svg:height="11.233cm" draw:transform="rotate (1.5707963267949) translate (5.916cm 12.628cm)">
          <text:p/>
          <draw:enhanced-geometry draw:mirror-horizontal="false" draw:mirror-vertical="false" svg:viewBox="0 0 0 0" draw:text-areas="0 0 ?f2 ?f3" draw:type="ooxml-bentConnector3" draw:modifiers="4994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AutoShape 13" draw:style-name="gr12" draw:text-style-name="P30" draw:layer="layout" svg:width="4.209cm" svg:height="3.144cm" draw:transform="rotate (1.5707963267949) translate (14.004cm 12.62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AutoShape 14" draw:style-name="gr12" draw:text-style-name="P30" draw:layer="layout" svg:width="4.228cm" svg:height="3.684cm" draw:transform="rotate (-1.5707963267949) translate (20.834cm 8.414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AutoShape 15" draw:style-name="gr12" draw:text-style-name="P30" draw:layer="layout" svg:width="0.003cm" svg:height="1.56cm" draw:transform="rotate (-3.14159265358979) translate (2.291cm 14.671cm)">
          <text:p/>
          <draw:enhanced-geometry draw:mirror-horizontal="true" draw:mirror-vertical="false" svg:viewBox="0 0 0 0" draw:text-areas="0 0 ?f2 ?f3" draw:type="ooxml-bentConnector3" draw:modifiers="-1440000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AutoShape 16" draw:style-name="gr12" draw:text-style-name="P30" draw:layer="layout" svg:width="0.009cm" svg:height="2.94cm" draw:transform="rotate (-3.14159265358979) translate (2.303cm 16.051cm)">
          <text:p/>
          <draw:enhanced-geometry draw:mirror-horizontal="false" draw:mirror-vertical="false" svg:viewBox="0 0 0 0" draw:text-areas="0 0 ?f2 ?f3" draw:type="ooxml-bentConnector3" draw:modifiers="730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 Box 17" draw:style-name="gr13" draw:text-style-name="P29" draw:layer="layout" svg:width="4.657cm" svg:height="0.93cm" svg:x="2.468cm" svg:y="9.196cm">
          <text:p text:style-name="P28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14" draw:text-style-name="P29" draw:layer="layout" svg:width="7.135cm" svg:height="0.93cm" svg:x="2.376cm" svg:y="17.178cm">
          <text:p text:style-name="P28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5" draw:text-style-name="P29" draw:layer="layout" svg:width="3.451cm" svg:height="0.93cm" svg:x="23.707cm" svg:y="12.643cm">
          <text:p text:style-name="P28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16" draw:text-style-name="P30" draw:layer="layout" svg:width="0.781cm" svg:height="0.001cm" draw:transform="rotate (1.5707963267949) translate (4.797cm 9.1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21" draw:style-name="gr12" draw:text-style-name="P30" draw:layer="layout" svg:width="0.081cm" svg:height="4.549cm" draw:transform="rotate (-3.14159265358979) translate (2.376cm 17.66cm)">
          <text:p/>
          <draw:enhanced-geometry draw:mirror-horizontal="false" draw:mirror-vertical="false" svg:viewBox="0 0 0 0" draw:text-areas="0 0 ?f2 ?f3" draw:type="ooxml-bentConnector3" draw:modifiers="94706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 Box 22" draw:style-name="gr17" draw:text-style-name="P29" draw:layer="layout" svg:width="7.135cm" svg:height="0.93cm" svg:x="10.426cm" svg:y="14.276cm">
          <text:p text:style-name="P28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18" draw:text-style-name="P29" draw:layer="layout" svg:width="4.34cm" svg:height="0.93cm" svg:x="18.665cm" svg:y="14.388cm">
          <text:p text:style-name="P28"><text:span text:style-name="T25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4" draw:style-name="gr12" draw:text-style-name="P30" draw:layer="layout" svg:width="0.689cm" svg:height="0.009cm" draw:transform="rotate (1.5707963267949) translate (13.995cm 14.27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AutoShape 25" draw:style-name="gr12" draw:text-style-name="P30" draw:layer="layout" svg:width="0.782cm" svg:height="0.004cm" draw:transform="rotate (-1.5707963267949) translate (20.836cm 13.606cm)">
          <text:p/>
          <draw:enhanced-geometry draw:mirror-horizontal="true" draw:mirror-vertical="false" svg:viewBox="0 0 0 0" draw:text-areas="0 0 ?f2 ?f3" draw:type="ooxml-bentConnector3" draw:modifiers="496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AutoShape 26" draw:style-name="gr12" draw:text-style-name="P30" draw:layer="layout" svg:width="4.228cm" svg:height="8.282cm" draw:transform="rotate (-1.5707963267949) translate (25.43cm 8.414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27" draw:style-name="gr19" draw:text-style-name="P32" draw:layer="layout" svg:width="7.237cm" svg:height="1.029cm" svg:x="2.294cm" svg:y="18.258cm">
          <text:p text:style-name="P31"><text:span text:style-name="T26">Unchecked Exce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0" draw:text-style-name="P12" draw:layer="layout" svg:width="8.798cm" svg:height="13.97cm" svg:x="1.137cm" svg:y="5.8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1" draw:text-style-name="P12" draw:layer="layout" svg:width="17.455cm" svg:height="13.97cm" svg:x="10.135cm" svg:y="5.8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2" draw:text-style-name="P32" draw:layer="layout" svg:width="7.237cm" svg:height="1.029cm" svg:x="14.004cm" svg:y="18.258cm">
          <text:p text:style-name="P31"><text:span text:style-name="T27">Checked Exce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23" draw:text-style-name="P34" draw:layer="layout" svg:width="1.944cm" svg:height="0.777cm" svg:x="25.899cm" svg:y="20.027cm">
          <text:p text:style-name="P33"><text:span text:style-name="T2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3.999cm" svg:height="11.136cm" svg:x="3.499cm" svg:y="2.255cm" draw:page-number="6" presentation:class="page"/>
          <draw:frame draw:name="Notes Placeholder 2" presentation:style-name="pr16" draw:text-style-name="P9" draw:layer="layout" svg:width="16.948cm" svg:height="12.31cm" svg:x="2.118cm" svg:y="12.995cm" presentation:class="notes" presentation:user-transformed="true">
            <draw:text-box>
              <text:p text:style-name="P35"><text:span text:style-name="T29">Faculty Notes:</text:span></text:p>
              <text:p text:style-name="P33"><text:span text:style-name="T30">Review the hierarchy on the slide and information in the participant notes.</text:span></text:p>
              <text:p text:style-name="P33"><text:span text:style-name="T30"/></text:p>
              <text:p text:style-name="P33"><text:span text:style-name="T30"/></text:p>
              <text:p text:style-name="P33"><text:span text:style-name="T29">Participant Notes:</text:span></text:p>
              <text:list text:style-name="L5">
                <text:list-item>
                  <text:list>
                    <text:list-item>
                      <text:p text:style-name="P33"><text:span text:style-name="T30">Errors are irrecoverable situations. Code cannot be written to overcome error situations. For example: When a program runs out of memory.</text:span></text:p>
                    </text:list-item>
                    <text:list-item>
                      <text:p text:style-name="P33"><text:span text:style-name="T30">However exceptions can be handled.</text:span></text:p>
                    </text:list-item>
                    <text:list-item>
                      <text:p text:style-name="P33"><text:span text:style-name="T30">The exception hierarchy diagram in the slide is divided into two parts, checked and unchecked Exceptions.</text:span></text:p>
                    </text:list-item>
                  </text:list>
                </text:list-item>
              </text:list>
              <text:list text:style-name="L6">
                <text:list-item>
                  <text:list>
                    <text:list-item>
                      <text:p text:style-name="P33"><text:span text:style-name="T3">Checked exceptions are exceptions that are not derived from the “superclass” RuntimeException.</text:span></text:p>
                    </text:list-item>
                    <text:list-item>
                      <text:p text:style-name="P33"><text:span text:style-name="T3">All unchecked exceptions are subclasses of the RuntimeException class.</text:span></text:p>
                    </text:list-item>
                  </text:list>
                </text:list-item>
              </text:list>
              <text:p text:style-name="P33"><text:span text:style-name="T3"> </text:span></text:p>
            </draw:text-box>
          </draw:frame>
          <draw:frame draw:name="Footer Placeholder 5" presentation:style-name="pr17" draw:text-style-name="P6" draw:layer="layout" svg:width="9.18cm" svg:height="1.367cm" svg:x="0cm" svg:y="25.986cm" presentation:class="footer" presentation:user-transformed="true">
            <draw:text-box>
              <text:p text:style-name="P5"><text:span text:style-name="T3">Copyright © Accenture 2012</text:span></text:p>
            </draw:text-box>
          </draw:frame>
          <draw:frame draw:name="Slide Number Placeholder 6" presentation:style-name="pr17" draw:text-style-name="P4" draw:layer="layout" svg:width="9.18cm" svg:height="1.367cm" svg:x="12.001cm" svg:y="25.986cm" presentation:class="page-number" presentation:user-transformed="true">
            <draw:text-box>
              <text:p text:style-name="P3"><text:span text:style-name="T3"><text:page-number>&lt;number&gt;</text:page-number></text:span></text:p>
            </draw:text-box>
          </draw:frame>
          <draw:frame draw:name="Header Placeholder 7" presentation:style-name="pr18" draw:text-style-name="P6" draw:layer="layout" svg:width="9.18cm" svg:height="1.367cm" svg:x="0cm" svg:y="0cm" presentation:class="header" presentation:user-transformed="true">
            <draw:text-box>
              <text:p text:style-name="P5"><text:span text:style-name="T3">ADF 2.0: Java Programming Exception Handling</text:span></text:p>
            </draw:text-box>
          </draw:frame>
        </presentation:notes>
      </draw:page>
      <draw:page draw:name="page7" draw:style-name="dp3" draw:master-page-name="Temp3" presentation:presentation-page-layout-name="AL2T1">
        <office:forms form:automatic-focus="false" form:apply-design-mode="false"/>
        <draw:frame presentation:style-name="pr11" draw:text-style-name="P20" draw:layer="layout" svg:width="25.199cm" svg:height="2.465cm" svg:x="1.4cm" svg:y="0.837cm" presentation:class="title" presentation:user-transformed="true">
          <draw:text-box>
            <text:p><text:span text:style-name="T7">Code example</text:span></text:p>
          </draw:text-box>
        </draw:frame>
        <draw:frame presentation:style-name="pr19" draw:text-style-name="P37" draw:layer="layout" svg:width="24.639cm" svg:height="16cm" svg:x="1.4cm" svg:y="3.6cm" presentation:class="outline" presentation:user-transformed="true">
          <draw:text-box>
            <text:p text:style-name="P36"><text:span text:style-name="T31"><text:s text:c="3"/></text:span><text:span text:style-name="T32">public</text:span><text:span text:style-name="T33"> </text:span><text:span text:style-name="T32">class</text:span><text:span text:style-name="T33"> </text:span><text:span text:style-name="T34">HelloWorld</text:span><text:span text:style-name="T33"> {</text:span><text:span text:style-name="T33"><text:line-break/></text:span><text:span text:style-name="T33"> <text:s/></text:span><text:span text:style-name="T32">public</text:span><text:span text:style-name="T33"> </text:span><text:span text:style-name="T32">static</text:span><text:span text:style-name="T33"> </text:span><text:span text:style-name="T35">void</text:span><text:span text:style-name="T33"> </text:span><text:span text:style-name="T36">main</text:span><text:span text:style-name="T33"> (String[] args) {</text:span><text:span text:style-name="T33"><text:line-break/></text:span><text:span text:style-name="T33"> <text:s text:c="3"/></text:span><text:span text:style-name="T35">int</text:span><text:span text:style-name="T33"> i = </text:span><text:span text:style-name="T37">0</text:span><text:span text:style-name="T33">;</text:span><text:span text:style-name="T33"><text:line-break/></text:span><text:span text:style-name="T33"> <text:s text:c="3"/>String lines[] = {"AAA", "BBB", "CCC"};</text:span><text:span text:style-name="T33"><text:line-break/></text:span><text:span text:style-name="T33"> <text:s text:c="3"/></text:span><text:span text:style-name="T32">while</text:span><text:span text:style-name="T33"> (i &lt; </text:span><text:span text:style-name="T37">4</text:span><text:span text:style-name="T33">) {</text:span><text:span text:style-name="T33"><text:line-break/></text:span><text:span text:style-name="T33"> <text:s text:c="5"/>System.</text:span><text:span text:style-name="T38">out</text:span><text:span text:style-name="T33">.</text:span><text:span text:style-name="T38">println</text:span><text:span text:style-name="T33">(lines[i]);</text:span><text:span text:style-name="T33"><text:line-break/></text:span><text:span text:style-name="T33"> <text:s text:c="5"/>i++;</text:span><text:span text:style-name="T33"><text:line-break/></text:span><text:span text:style-name="T33"> <text:s text:c="3"/>}</text:span><text:span text:style-name="T33"><text:line-break/></text:span><text:span text:style-name="T33"> <text:s/>}</text:span><text:span text:style-name="T33"><text:line-break/></text:span><text:span text:style-name="T33">}</text:span></text:p>
            <text:p text:style-name="P36"><text:span text:style-name="T33">Output:</text:span><text:span text:style-name="T33"><text:line-break/></text:span><text:span text:style-name="T39">Exception in thread "main" AAA</text:span></text:p>
            <text:p><text:span text:style-name="T40">BBB</text:span></text:p>
            <text:p><text:span text:style-name="T40">CCC</text:span></text:p>
            <text:p><text:span text:style-name="T40">java.lang.</text:span><text:span text:style-name="T41">ArrayIndexOutOfBoundsException</text:span><text:span text:style-name="T40">: 3</text:span></text:p>
            <text:p><text:span text:style-name="T40">at HelloWorld.main(HelloWorld.java:6)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7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Temp3" presentation:presentation-page-layout-name="AL2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42">Try</text:span><text:span text:style-name="T6"> block</text:span></text:p>
          </draw:text-box>
        </draw:frame>
        <draw:frame presentation:style-name="Temp3-outline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6">try</text:span><text:span text:style-name="T6"> block – encapsulates code which can lead to exception</text:span></text:p>
              </text:list-item>
              <text:list-item>
                <text:p><text:span text:style-name="T6">General syntax:</text:span><text:span text:style-name="T6"><text:line-break/></text:span><text:span text:style-name="T43">try</text:span><text:span text:style-name="T44"> {}</text:span></text:p>
              </text:list-item>
              <text:list-item>
                <text:p><text:span text:style-name="T6">Exception can occur in any depth of execution call stack</text:span></text:p>
              </text:list-item>
              <text:list-item>
                <text:p><text:span text:style-name="T6">If it appears into deeper stack than just starting point, it can be handle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8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Temp3" presentation:presentation-page-layout-name="AL2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42">Catch</text:span><text:span text:style-name="T6"> block</text:span></text:p>
          </draw:text-box>
        </draw:frame>
        <draw:frame presentation:style-name="Temp3-outline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catch block "catches" and usually handles exceptions</text:span></text:p>
              </text:list-item>
              <text:list-item>
                <text:p><text:span text:style-name="T6">General syntax</text:span><text:span text:style-name="T6"><text:line-break/></text:span><text:span text:style-name="T32">catch</text:span><text:span text:style-name="T45"> (Exception e) {}</text:span></text:p>
              </text:list-item>
              <text:list-item>
                <text:p><text:span text:style-name="T6">Code block inside braces is executed when expected type of exception is caught</text:span></text:p>
              </text:list-item>
              <text:list-item>
                <text:p><text:span text:style-name="T16">Uncaught exception</text:span><text:span text:style-name="T6"> is exception which is not handled with any catch block</text:span></text:p>
                <text:list>
                  <text:list-item>
                    <text:p><text:span text:style-name="T6">When uncaught exception appears, execution of program is halted</text:span></text:p>
                  </text:list-item>
                  <text:list-item>
                    <text:p><text:span text:style-name="T6">For multi-threaded applications only thread with uncaught exception is halt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9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3" draw:master-page-name="Temp3" presentation:presentation-page-layout-name="AL2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42">Finally</text:span><text:span text:style-name="T6"> block</text:span></text:p>
          </draw:text-box>
        </draw:frame>
        <draw:frame presentation:style-name="Temp3-outline1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16">Finally</text:span><text:span text:style-name="T6"> block is used, if some actions are necessary after execution of try or catch blocks</text:span></text:p>
              </text:list-item>
              <text:list-item>
                <text:p><text:span text:style-name="T6">General syntax:</text:span><text:span text:style-name="T6"><text:line-break/></text:span><text:span text:style-name="T32">finally</text:span><text:span text:style-name="T45"> {}</text:span></text:p>
              </text:list-item>
              <text:list-item>
                <text:p><text:span text:style-name="T6">Finally block should be after last catch block</text:span></text:p>
              </text:list-item>
              <text:list-item>
                <text:p><text:span text:style-name="T6">If exception occurs inside catch block, finally block is executed anyway</text:span></text:p>
              </text:list-item>
              <text:list-item>
                <text:p><text:span text:style-name="T6">Usually is used to release external resources (file in file system, network connection, database connection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0" presentation:class="page"/>
          <draw:frame presentation:style-name="pr1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3" draw:master-page-name="Temp3" presentation:presentation-page-layout-name="AL2T1">
        <office:forms form:automatic-focus="false" form:apply-design-mode="false"/>
        <draw:frame presentation:style-name="pr20" draw:layer="layout" svg:width="25.199cm" svg:height="1.923cm" svg:x="1.4cm" svg:y="1.108cm" presentation:class="title" presentation:user-transformed="true">
          <draw:text-box>
            <text:p><text:span text:style-name="T6">Try, catch, finally example</text:span></text:p>
          </draw:text-box>
        </draw:frame>
        <draw:frame presentation:style-name="Temp3-outline1" draw:text-style-name="P38" draw:layer="layout" svg:width="24.639cm" svg:height="16.256cm" svg:x="1.4cm" svg:y="3.81cm" presentation:class="outline" presentation:user-transformed="true">
          <draw:text-box>
            <text:p text:style-name="P38"><text:span text:style-name="T46">try</text:span><text:span text:style-name="T47"> {</text:span><text:span text:style-name="T47"><text:line-break/></text:span><text:span text:style-name="T47"> <text:s/>// do something</text:span><text:span text:style-name="T47"><text:line-break/></text:span><text:span text:style-name="T47">} </text:span><text:span text:style-name="T46">catch</text:span><text:span text:style-name="T47"> (IOException io) {</text:span><text:span text:style-name="T47"><text:line-break/></text:span><text:span text:style-name="T47"> <text:s/>// handle IO</text:span><text:span text:style-name="T47"><text:line-break/></text:span><text:span text:style-name="T47">} </text:span><text:span text:style-name="T46">catch</text:span><text:span text:style-name="T47"> (Exception e) {</text:span><text:span text:style-name="T47"><text:line-break/></text:span><text:span text:style-name="T47"> <text:s/>// handle other exceptions</text:span><text:span text:style-name="T47"><text:line-break/></text:span><text:span text:style-name="T47">} </text:span><text:span text:style-name="T46">catch</text:span><text:span text:style-name="T47"> (Throwable t) {</text:span><text:span text:style-name="T47"><text:line-break/></text:span><text:span text:style-name="T47"> <text:s/>// handle exceptions and errors</text:span><text:span text:style-name="T47"><text:line-break/></text:span><text:span text:style-name="T47">} </text:span><text:span text:style-name="T46">finally</text:span><text:span text:style-name="T47"> {</text:span><text:span text:style-name="T47"><text:line-break/></text:span><text:span text:style-name="T47"> <text:s/>// release resources</text:span><text:span text:style-name="T47"><text:line-break/></text:span><text:span text:style-name="T47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1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3" draw:master-page-name="Temp3" presentation:presentation-page-layout-name="AL2T1">
        <office:forms form:automatic-focus="false" form:apply-design-mode="false"/>
        <draw:frame presentation:style-name="pr21" draw:layer="layout" svg:width="25.199cm" svg:height="3.506cm" svg:x="1.4cm" svg:y="0.837cm" presentation:class="title" presentation:user-transformed="true">
          <draw:text-box>
            <text:p text:style-name="P39"><text:span text:style-name="T48">Exception handling</text:span></text:p>
          </draw:text-box>
        </draw:frame>
        <draw:frame presentation:style-name="Temp3-outline1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6">What happens on exception:</text:span></text:p>
                <text:list>
                  <text:list-item>
                    <text:p><text:span text:style-name="T6">1. execution of try block is immedatelly halted</text:span></text:p>
                  </text:list-item>
                  <text:list-item>
                    <text:p><text:span text:style-name="T6">2. execution of appropriate catch blok is started</text:span></text:p>
                  </text:list-item>
                  <text:list-item>
                    <text:p><text:span text:style-name="T6">3. After exception handling</text:span></text:p>
                    <text:list>
                      <text:list-item>
                        <text:p><text:span text:style-name="T6">Instruction after last catch or finally block is executed</text:span></text:p>
                      </text:list-item>
                      <text:list-item>
                        <text:p><text:span text:style-name="T6">If it was not initial call, execution after call is executed</text:span></text:p>
                      </text:list-item>
                      <text:list-item>
                        <text:p><text:span text:style-name="T6">If it was </text:span><text:span text:style-name="T7">main()</text:span><text:span text:style-name="T6"> method, program is hal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2" presentation:class="page"/>
          <draw:frame presentation:style-name="pr1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Temp3" presentation:presentation-page-layout-name="AL2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16">Throws</text:span><text:span text:style-name="T6"> keyword</text:span></text:p>
          </draw:text-box>
        </draw:frame>
        <draw:frame presentation:style-name="Temp3-outline1" draw:text-style-name="P40" draw:layer="layout" svg:width="24.639cm" svg:height="16.6cm" svg:x="1.4cm" svg:y="3.6cm" presentation:class="outline" presentation:user-transformed="true">
          <draw:text-box>
            <text:list text:style-name="L3">
              <text:list-item>
                <text:p text:style-name="P40"><text:span text:style-name="T49">When some "dangerous" operation is executed in deeper level of execution stack, exception can be handled outside current call</text:span></text:p>
              </text:list-item>
              <text:list-item>
                <text:p text:style-name="P40"><text:span text:style-name="T49">This can be defined using throws keyword</text:span></text:p>
              </text:list-item>
              <text:list-item>
                <text:p text:style-name="P40"><text:span text:style-name="T49">Throws keyword can be added to code block, method or class</text:span><text:span text:style-name="T49"><text:line-break/></text:span><text:span text:style-name="T50">public</text:span><text:span text:style-name="T51"> </text:span><text:span text:style-name="T52">void</text:span><text:span text:style-name="T51"> </text:span><text:span text:style-name="T53">readDatabaseFile</text:span><text:span text:style-name="T51">(String file)</text:span><text:span text:style-name="T51"><text:line-break/></text:span><text:span text:style-name="T51"> <text:s/></text:span><text:span text:style-name="T50">throws</text:span><text:span text:style-name="T51"> FileNotFoundException, UTFDataFormatException {</text:span><text:span text:style-name="T51"><text:line-break/></text:span><text:span text:style-name="T51"> <text:s text:c="3"/>// open file stream; may cause FileNotFoundException</text:span><text:span text:style-name="T51"><text:line-break/></text:span><text:span text:style-name="T51"> <text:s text:c="3"/>FileInputStream fis = </text:span><text:span text:style-name="T50">new</text:span><text:span text:style-name="T51"> FileInputStream(file);</text:span><text:span text:style-name="T51"><text:line-break/></text:span><text:span text:style-name="T51"> <text:s text:c="3"/>// read a string from fis may cause UTFDataFormatException...</text:span><text:span text:style-name="T51"><text:line-break/></text:span><text:span text:style-name="T51"> <text:s/>}</text:span></text:p>
              </text:list-item>
              <text:list-item>
                <text:p text:style-name="P40"><text:span text:style-name="T49">No need to declare runtime (java.lang.RuntimeException) or compilation time (java.lang.Error) exception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3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3" draw:master-page-name="Temp3" presentation:presentation-page-layout-name="AL2T1">
        <office:forms form:automatic-focus="false" form:apply-design-mode="false"/>
        <draw:frame presentation:style-name="pr22" draw:text-style-name="P20" draw:layer="layout" svg:width="26cm" svg:height="3.845cm" svg:x="1.4cm" svg:y="0.147cm" presentation:class="title" presentation:user-transformed="true">
          <draw:text-box>
            <text:p><text:span text:style-name="T7">Inheritance and exceptions</text:span></text:p>
          </draw:text-box>
        </draw:frame>
        <draw:frame presentation:style-name="pr19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6">Extending class/method can throw only subtypes of declared exceptions</text:span></text:p>
              </text:list-item>
              <text:list-item>
                <text:p><text:span text:style-name="T6">i.e. throw exception from extended class/method can be only narrower (more special) of its super class/method</text:span></text:p>
              </text:list-item>
              <text:list-item>
                <text:p><text:span text:style-name="T6">Robustness principle:</text:span></text:p>
                <text:list>
                  <text:list-item>
                    <text:p><text:span text:style-name="T6">"Be conservative in what you do, be liberal in what you accept "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4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3" draw:master-page-name="Temp3" presentation:presentation-page-layout-name="AL2T1">
        <office:forms form:automatic-focus="false" form:apply-design-mode="false"/>
        <draw:frame presentation:style-name="pr22" draw:text-style-name="P20" draw:layer="layout" svg:width="25.199cm" svg:height="3.845cm" svg:x="1.4cm" svg:y="0.147cm" presentation:class="title" presentation:user-transformed="true">
          <draw:text-box>
            <text:p><text:span text:style-name="T7">Code example</text:span></text:p>
          </draw:text-box>
        </draw:frame>
        <draw:frame presentation:style-name="Temp3-outline1" draw:text-style-name="P40" draw:layer="layout" svg:width="24.639cm" svg:height="14.8cm" svg:x="1.4cm" svg:y="4.4cm" presentation:class="outline" presentation:user-transformed="true">
          <draw:text-box>
            <text:p text:style-name="P40"><text:span text:style-name="T54">public</text:span><text:span text:style-name="T55"> </text:span><text:span text:style-name="T54">class</text:span><text:span text:style-name="T55"> </text:span><text:span text:style-name="T56">TestA</text:span><text:span text:style-name="T55"> {</text:span><text:span text:style-name="T55"><text:line-break/></text:span><text:span text:style-name="T55"> <text:s/></text:span><text:span text:style-name="T54">public</text:span><text:span text:style-name="T55"> </text:span><text:span text:style-name="T57">void</text:span><text:span text:style-name="T55"> </text:span><text:span text:style-name="T58">methodA</text:span><text:span text:style-name="T55">() </text:span><text:span text:style-name="T54">throws</text:span><text:span text:style-name="T55"> RuntimeException {</text:span><text:span text:style-name="T55"><text:line-break/></text:span><text:span text:style-name="T55"> <text:s text:c="3"/>// do some number crunching</text:span><text:span text:style-name="T55"><text:line-break/></text:span><text:span text:style-name="T55"> <text:s/>}</text:span><text:span text:style-name="T55"><text:line-break/></text:span><text:span text:style-name="T55">}</text:span><text:span text:style-name="T55"><text:line-break/></text:span><text:span text:style-name="T55"><text:line-break/></text:span><text:span text:style-name="T54">public</text:span><text:span text:style-name="T55"> </text:span><text:span text:style-name="T54">class</text:span><text:span text:style-name="T55"> </text:span><text:span text:style-name="T56">TestB1</text:span><text:span text:style-name="T55"> </text:span><text:span text:style-name="T54">extends</text:span><text:span text:style-name="T55"> TestA {</text:span><text:span text:style-name="T55"><text:line-break/></text:span><text:span text:style-name="T55"> <text:s/></text:span><text:span text:style-name="T54">public</text:span><text:span text:style-name="T55"> </text:span><text:span text:style-name="T57">void</text:span><text:span text:style-name="T55"> </text:span><text:span text:style-name="T58">methodA</text:span><text:span text:style-name="T55">() </text:span><text:span text:style-name="T54">throws</text:span><text:span text:style-name="T55"> ArithmeticException {</text:span><text:span text:style-name="T55"><text:line-break/></text:span><text:span text:style-name="T55"> <text:s text:c="3"/>// do some number crunching</text:span><text:span text:style-name="T55"><text:line-break/></text:span><text:span text:style-name="T55"> <text:s/>}</text:span><text:span text:style-name="T55"><text:line-break/></text:span><text:span text:style-name="T55">}</text:span><text:span text:style-name="T55"><text:line-break/></text:span><text:span text:style-name="T55"><text:line-break/></text:span><text:span text:style-name="T54">public</text:span><text:span text:style-name="T55"> </text:span><text:span text:style-name="T54">class</text:span><text:span text:style-name="T55"> </text:span><text:span text:style-name="T56">TestB2</text:span><text:span text:style-name="T55"> </text:span><text:span text:style-name="T54">extends</text:span><text:span text:style-name="T55"> TestA {</text:span><text:span text:style-name="T55"><text:line-break/></text:span><text:span text:style-name="T55"> <text:s/></text:span><text:span text:style-name="T54">public</text:span><text:span text:style-name="T55"> </text:span><text:span text:style-name="T57">void</text:span><text:span text:style-name="T55"> </text:span><text:span text:style-name="T58">methodA</text:span><text:span text:style-name="T55">() </text:span><text:span text:style-name="T54">throws</text:span><text:span text:style-name="T55"> Exception {</text:span><text:span text:style-name="T55"><text:line-break/></text:span><text:span text:style-name="T55"> <text:s text:c="3"/>// do some number crunching</text:span><text:span text:style-name="T55"><text:line-break/></text:span><text:span text:style-name="T55"> <text:s/>}</text:span><text:span text:style-name="T55"><text:line-break/></text:span><text:span text:style-name="T55">}</text:span><text:span text:style-name="T51"><text:line-break/></text:span><text:span text:style-name="T51"/></text:p>
            <text:p text:style-name="P40"><text:span text:style-name="T59">TestB2</text:span><text:span text:style-name="T49"> doesn't compile because </text:span><text:span text:style-name="T59">Exception</text:span><text:span text:style-name="T49"> is not subclass of </text:span><text:span text:style-name="T59">RuntimeException</text:span><text:span text:style-name="T49">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5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Savu izņēmumgadījumu klašu izveidošana" draw:style-name="dp3" draw:master-page-name="Temp3" presentation:presentation-page-layout-name="AL2T1">
        <office:forms form:automatic-focus="false" form:apply-design-mode="false"/>
        <draw:frame presentation:style-name="pr23" draw:layer="layout" svg:width="26.615cm" svg:height="2.404cm" svg:x="1.383cm" svg:y="1.156cm" presentation:class="title">
          <draw:text-box>
            <text:list text:style-name="L1">
              <text:list-header>
                <text:p><text:span text:style-name="T6">Custom exceptions</text:span></text:p>
              </text:list-header>
            </text:list>
          </draw:text-box>
        </draw:frame>
        <draw:frame presentation:style-name="pr14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6">Developer can define custom exceptions by extension of Exception/Throwable classes</text:span></text:p>
              </text:list-item>
              <text:list-item>
                <text:p><text:span text:style-name="T6">Usually contains two constructors:</text:span></text:p>
                <text:list>
                  <text:list-item>
                    <text:p><text:span text:style-name="T6">Constructor without argument, which uses constructor of super class</text:span></text:p>
                  </text:list-item>
                  <text:list-item>
                    <text:p><text:span text:style-name="T6">Constructor with one String argument which uses similar constructor from super class and adds custom message property to customized exception object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6" presentation:class="page"/>
          <draw:frame presentation:style-name="pr12" draw:text-style-name="P4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Kontrolētie (checked) un nekontrolētie (unchecked) izņēmumgadījumi" draw:style-name="dp3" draw:master-page-name="Temp3" presentation:presentation-page-layout-name="AL2T1">
        <office:forms form:automatic-focus="false" form:apply-design-mode="false"/>
        <draw:frame presentation:style-name="pr23" draw:layer="layout" svg:width="26.615cm" svg:height="2.404cm" svg:x="1.383cm" svg:y="1.156cm" presentation:class="title">
          <draw:text-box>
            <text:list text:style-name="L1">
              <text:list-header>
                <text:p><text:span text:style-name="T6">Checked and unchecked exceptions</text:span></text:p>
              </text:list-header>
            </text:list>
          </draw:text-box>
        </draw:frame>
        <draw:frame presentation:style-name="pr14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6">There are two types of exceptions:</text:span></text:p>
                <text:list>
                  <text:list-item>
                    <text:p><text:span text:style-name="T6">checked</text:span></text:p>
                  </text:list-item>
                  <text:list-item>
                    <text:p><text:span text:style-name="T6">unchecked</text:span></text:p>
                  </text:list-item>
                </text:list>
              </text:list-item>
              <text:list-item>
                <text:p><text:span text:style-name="T6">Checked exceptions </text:span></text:p>
                <text:list>
                  <text:list-item>
                    <text:p><text:span text:style-name="T6">Are subclasses of </text:span><text:span text:style-name="T7">Exception</text:span><text:span text:style-name="T6"> class, but not from RuntimeException class</text:span></text:p>
                  </text:list-item>
                  <text:list-item>
                    <text:p><text:span text:style-name="T6">Todays IDEs and compilers checks and requires that methods, which can throw such exceptions are either handled with try/catch blocks, or throws keyword is used</text:span></text:p>
                  </text:list-item>
                </text:list>
              </text:list-item>
              <text:list-item>
                <text:p><text:span text:style-name="T6">Unchecked exceptions</text:span></text:p>
                <text:list>
                  <text:list-item>
                    <text:p><text:span text:style-name="T6">Are subclass of </text:span><text:span text:style-name="T7">RuntimeException</text:span><text:span text:style-name="T6"> or </text:span><text:span text:style-name="T7">Error</text:span><text:span text:style-name="T6"> classes</text:span></text:p>
                  </text:list-item>
                  <text:list-item>
                    <text:p><text:span text:style-name="T6">Are not checked by compiler, because appear only on runtime</text:span></text:p>
                  </text:list-item>
                  <text:list-item>
                    <text:p><text:span text:style-name="T6">If unchecked exception is thrown and is not handled, then program execution is halted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7" presentation:class="page"/>
          <draw:frame presentation:style-name="pr12" draw:text-style-name="P4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3" draw:master-page-name="Temp3" presentation:presentation-page-layout-name="AL2T1">
        <office:forms form:automatic-focus="false" form:apply-design-mode="false"/>
        <draw:frame presentation:style-name="pr20" draw:layer="layout" svg:width="25.199cm" svg:height="1.923cm" svg:x="1.001cm" svg:y="1cm" presentation:class="title" presentation:user-transformed="true">
          <draw:text-box>
            <text:p><text:span text:style-name="T6">Code example</text:span></text:p>
          </draw:text-box>
        </draw:frame>
        <draw:frame presentation:style-name="pr19" draw:text-style-name="P42" draw:layer="layout" svg:width="26.8cm" svg:height="16.666cm" svg:x="0.6cm" svg:y="4.4cm" presentation:class="outline" presentation:user-transformed="true">
          <draw:text-box>
            <text:p text:style-name="P36"><text:span text:style-name="T50">public</text:span><text:span text:style-name="T51"> </text:span><text:span text:style-name="T50">class</text:span><text:span text:style-name="T51"> </text:span><text:span text:style-name="T60">ServerTimedOutException</text:span><text:span text:style-name="T51"> </text:span><text:span text:style-name="T50">extends</text:span><text:span text:style-name="T51"> Exception {</text:span><text:span text:style-name="T51"><text:line-break/></text:span><text:span text:style-name="T51"> <text:s/></text:span><text:span text:style-name="T50">private</text:span><text:span text:style-name="T51"> </text:span><text:span text:style-name="T52">int</text:span><text:span text:style-name="T51"> port;</text:span><text:span text:style-name="T51"><text:line-break/></text:span><text:span text:style-name="T51"><text:line-break/></text:span><text:span text:style-name="T51"> <text:s/></text:span><text:span text:style-name="T50">public</text:span><text:span text:style-name="T51"> </text:span><text:span text:style-name="T53">ServerTimedOutException</text:span><text:span text:style-name="T51">(String message, </text:span><text:span text:style-name="T52">int</text:span><text:span text:style-name="T51"> port) {</text:span><text:span text:style-name="T51"><text:line-break/></text:span><text:span text:style-name="T51"> <text:s text:c="3"/></text:span><text:span text:style-name="T50">super</text:span><text:span text:style-name="T51">(message);</text:span><text:span text:style-name="T51"><text:line-break/></text:span><text:span text:style-name="T51"> <text:s text:c="3"/></text:span><text:span text:style-name="T50">this</text:span><text:span text:style-name="T51">.</text:span><text:span text:style-name="T61">port</text:span><text:span text:style-name="T51"> = port;</text:span><text:span text:style-name="T51"><text:line-break/></text:span><text:span text:style-name="T51"> <text:s/>}</text:span><text:span text:style-name="T51"><text:line-break/></text:span><text:span text:style-name="T51"> <text:s/>// Use getMessage method to get the reason the exception was made </text:span><text:span text:style-name="T51"><text:line-break/></text:span><text:span text:style-name="T51"> <text:s/></text:span><text:span text:style-name="T50">public</text:span><text:span text:style-name="T51"> </text:span><text:span text:style-name="T52">int</text:span><text:span text:style-name="T51"> </text:span><text:span text:style-name="T53">getPort</text:span><text:span text:style-name="T51">() {</text:span><text:span text:style-name="T51"><text:line-break/></text:span><text:span text:style-name="T51"> <text:s text:c="3"/></text:span><text:span text:style-name="T50">return</text:span><text:span text:style-name="T51"> port;</text:span><text:span text:style-name="T51"><text:line-break/></text:span><text:span text:style-name="T51"> <text:s/>}</text:span><text:span text:style-name="T51"><text:line-break/></text:span><text:span text:style-name="T51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8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3" draw:master-page-name="Temp3" presentation:presentation-page-layout-name="AL2T1">
        <office:forms form:automatic-focus="false" form:apply-design-mode="false"/>
        <draw:frame presentation:style-name="pr20" draw:layer="layout" svg:width="25.199cm" svg:height="1.923cm" svg:x="1.4cm" svg:y="1.109cm" presentation:class="title" presentation:user-transformed="true">
          <draw:text-box>
            <text:p><text:span text:style-name="T16">Throw</text:span><text:span text:style-name="T6"> statement</text:span></text:p>
          </draw:text-box>
        </draw:frame>
        <draw:frame presentation:style-name="Temp3-outline1" draw:layer="layout" svg:width="24.639cm" svg:height="12.179cm" svg:x="1.8cm" svg:y="5cm" presentation:class="outline" presentation:user-transformed="true">
          <draw:text-box>
            <text:list text:style-name="L3">
              <text:list-item>
                <text:p><text:span text:style-name="T6">Programmer can throw his own exception to inform program about some exceptional event</text:span></text:p>
              </text:list-item>
              <text:list-item>
                <text:p><text:span text:style-name="T6">Throw statement for this is used</text:span></text:p>
              </text:list-item>
              <text:list-item>
                <text:p><text:span text:style-name="T6">General syntax</text:span><text:span text:style-name="T6"><text:line-break/></text:span><text:span text:style-name="T32">throw</text:span><text:span text:style-name="T45"> </text:span><text:span text:style-name="T32">new</text:span><text:span text:style-name="T45"> </text:span><text:span text:style-name="T36">Throwable</text:span><text:span text:style-name="T45">("Optional message");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19" presentation:class="page"/>
          <draw:frame presentation:style-name="pr12" draw:text-style-name="P4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3" draw:master-page-name="Temp3" presentation:presentation-page-layout-name="AL2T1">
        <office:forms form:automatic-focus="false" form:apply-design-mode="false"/>
        <draw:frame presentation:style-name="pr22" draw:text-style-name="P20" draw:layer="layout" svg:width="25.199cm" svg:height="3.845cm" svg:x="1.4cm" svg:y="0.147cm" presentation:class="title" presentation:user-transformed="true">
          <draw:text-box>
            <text:p><text:span text:style-name="T7">Code example</text:span></text:p>
          </draw:text-box>
        </draw:frame>
        <draw:frame presentation:style-name="pr19" draw:text-style-name="P42" draw:layer="layout" svg:width="26cm" svg:height="15.408cm" svg:x="1.2cm" svg:y="3.992cm" presentation:class="outline" presentation:user-transformed="true">
          <draw:text-box>
            <text:p text:style-name="P44"><text:span text:style-name="T50">public</text:span><text:span text:style-name="T62"> </text:span><text:span text:style-name="T52">void</text:span><text:span text:style-name="T62"> </text:span><text:span text:style-name="T53">connectMe</text:span><text:span text:style-name="T62">(String serverName)</text:span><text:span text:style-name="T62"><text:line-break/></text:span><text:span text:style-name="T62"> <text:s/></text:span><text:span text:style-name="T50">throws</text:span><text:span text:style-name="T62"> ServerTimedOutException {</text:span><text:span text:style-name="T62"><text:line-break/></text:span><text:span text:style-name="T62"> <text:s text:c="3"/></text:span><text:span text:style-name="T52">int</text:span><text:span text:style-name="T62"> success;</text:span><text:span text:style-name="T62"><text:line-break/></text:span><text:span text:style-name="T62"> <text:s text:c="3"/></text:span><text:span text:style-name="T52">int</text:span><text:span text:style-name="T62"> portToConnect = </text:span><text:span text:style-name="T63">80</text:span><text:span text:style-name="T62">;</text:span><text:span text:style-name="T62"><text:line-break/></text:span><text:span text:style-name="T62"/></text:p>
            <text:p text:style-name="P44"><text:span text:style-name="T62"><text:s text:c="4"/></text:span><text:span text:style-name="T62">success = open(serverName, portToConnect); <text:s/></text:span><text:span text:style-name="T62"><text:line-break/></text:span><text:span text:style-name="T62"> <text:s text:c="3"/></text:span><text:span text:style-name="T50">if</text:span><text:span text:style-name="T62"> (success == -</text:span><text:span text:style-name="T63">1</text:span><text:span text:style-name="T62">) {</text:span><text:span text:style-name="T62"><text:line-break/></text:span><text:span text:style-name="T62"> <text:s text:c="5"/></text:span><text:span text:style-name="T50">throw</text:span><text:span text:style-name="T62"> </text:span><text:span text:style-name="T50">new</text:span><text:span text:style-name="T62"> </text:span><text:span text:style-name="T53">ServerTimedOutException</text:span><text:span text:style-name="T62">(</text:span><text:span text:style-name="T62"><text:line-break/></text:span><text:span text:style-name="T62"> <text:s text:c="5"/>"Could not connect to: " + portToConnect);</text:span><text:span text:style-name="T62"><text:line-break/></text:span><text:span text:style-name="T62"> <text:s text:c="3"/>}</text:span><text:span text:style-name="T62"><text:line-break/></text:span><text:span text:style-name="T62"> <text:s/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0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3" draw:master-page-name="Temp3" presentation:presentation-page-layout-name="AL2T1">
        <office:forms form:automatic-focus="false" form:apply-design-mode="false"/>
        <draw:frame presentation:style-name="pr24" draw:text-style-name="P45" draw:layer="layout" svg:width="25.199cm" svg:height="1.483cm" svg:x="1.4cm" svg:y="1.326cm" presentation:class="title" presentation:user-transformed="true">
          <draw:text-box>
            <text:p text:style-name="P45"><text:span text:style-name="T12"><text:s/></text:span><text:span text:style-name="T12">Exception handling methods</text:span></text:p>
          </draw:text-box>
        </draw:frame>
        <draw:frame presentation:style-name="Temp3-outline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When handling exceptions, </text:span></text:p>
              </text:list-item>
              <text:list-item>
                <text:p><text:span text:style-name="T6">Execution call stack can be used to provide more information:</text:span></text:p>
                <text:list>
                  <text:list-item>
                    <text:p><text:span text:style-name="T7">printStackTrace</text:span><text:span text:style-name="T6"> — prints execution call stack trace</text:span></text:p>
                  </text:list-item>
                  <text:list-item>
                    <text:p><text:span text:style-name="T7">getStackTrace</text:span><text:span text:style-name="T6"> — returns call stack trace as array from <text:s/>StackTraceElements</text:span></text:p>
                  </text:list-item>
                </text:list>
              </text:list-item>
              <text:list-item>
                <text:p><text:span text:style-name="T6">StackTraceElement objects can be handled with methods:</text:span></text:p>
                <text:list>
                  <text:list-item>
                    <text:p><text:span text:style-name="T7">getClassName</text:span></text:p>
                  </text:list-item>
                  <text:list-item>
                    <text:p><text:span text:style-name="T7">getFileName</text:span></text:p>
                  </text:list-item>
                  <text:list-item>
                    <text:p><text:span text:style-name="T7">getLineNumber</text:span></text:p>
                  </text:list-item>
                  <text:list-item>
                    <text:p><text:span text:style-name="T7">getMethodName</text:span></text:p>
                  </text:list-item>
                </text:list>
              </text:list-item>
              <text:list-item>
                <text:p><text:span text:style-name="T6">Methods for Throwable object:</text:span></text:p>
                <text:list>
                  <text:list-item>
                    <text:p><text:span text:style-name="T64">Implicit </text:span><text:span text:style-name="T7">toString()</text:span><text:span text:style-name="T64"> — lazy option to get </text:span><text:span text:style-name="T7">object_class : getMessage() <text:s/></text:span></text:p>
                  </text:list-item>
                  <text:list-item>
                    <text:p><text:span text:style-name="T7">getCause()</text:span><text:span text:style-name="T6"> — returns the cause of the throwable (or null if unknown).</text:span></text:p>
                  </text:list-item>
                  <text:list-item>
                    <text:p><text:span text:style-name="T7">getMessage(), getLocalizedMessage()</text:span><text:span text:style-name="T6"> — Returns the message or localized message string of the throwabl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1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Temp3" presentation:presentation-page-layout-name="AL2T1">
        <office:forms form:automatic-focus="false" form:apply-design-mode="false"/>
        <draw:frame presentation:style-name="pr13" draw:layer="layout" svg:width="25.199cm" svg:height="2.465cm" svg:x="1.4cm" svg:y="0.837cm" presentation:class="title" presentation:user-transformed="true">
          <draw:text-box>
            <text:p><text:span text:style-name="T6">Code example</text:span></text:p>
          </draw:text-box>
        </draw:frame>
        <draw:frame presentation:style-name="pr14" draw:text-style-name="P47" draw:layer="layout" svg:width="24.639cm" svg:height="16.256cm" svg:x="1.4cm" svg:y="3.81cm" presentation:class="outline" presentation:user-transformed="true">
          <draw:text-box>
            <text:p text:style-name="P46"><text:span text:style-name="T65">catch</text:span><text:span text:style-name="T66"> (Exception e) {</text:span><text:span text:style-name="T66"><text:line-break/></text:span><text:span text:style-name="T66"> <text:s/>// show exceptions</text:span><text:span text:style-name="T66"><text:line-break/></text:span><text:span text:style-name="T66"> <text:s/>System.</text:span><text:span text:style-name="T67">out</text:span><text:span text:style-name="T66">.</text:span><text:span text:style-name="T67">println</text:span><text:span text:style-name="T66">(e.</text:span><text:span text:style-name="T67">getMessage</text:span><text:span text:style-name="T66">() + "\n" + e.</text:span><text:span text:style-name="T67">getCause</text:span><text:span text:style-name="T66">());</text:span><text:span text:style-name="T66"><text:line-break/></text:span><text:span text:style-name="T66">}</text:span><text:span text:style-name="T66"><text:line-break/></text:span><text:span text:style-name="T66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2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pgalvojums (assertion)" draw:style-name="dp3" draw:master-page-name="Temp3" presentation:presentation-page-layout-name="AL2T1">
        <office:forms form:automatic-focus="false" form:apply-design-mode="false"/>
        <draw:frame presentation:style-name="pr23" draw:layer="layout" svg:width="26.615cm" svg:height="2.404cm" svg:x="1.383cm" svg:y="1.156cm" presentation:class="title">
          <draw:text-box>
            <text:list text:style-name="L1">
              <text:list-header>
                <text:p><text:span text:style-name="T6">Assertions</text:span></text:p>
              </text:list-header>
            </text:list>
          </draw:text-box>
        </draw:frame>
        <draw:frame presentation:style-name="pr14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6">Assertions are statements which should be true in the code execution path</text:span></text:p>
              </text:list-item>
              <text:list-item>
                <text:p><text:span text:style-name="T6">Allows to check conditions of environment as "one-liner" statement</text:span></text:p>
              </text:list-item>
              <text:list-item>
                <text:p><text:span text:style-name="T6">General syntax:</text:span><text:span text:style-name="T6"><text:line-break/></text:span><text:span text:style-name="T32">assert</text:span><text:span text:style-name="T45"> Expression1;</text:span><text:span text:style-name="T45"><text:line-break/></text:span><text:span text:style-name="T32">assert</text:span><text:span text:style-name="T45"> Expression1 : Expression2;</text:span></text:p>
              </text:list-item>
              <text:list-item>
                <text:p><text:span text:style-name="T6">Simple assert throws <text:s/>AssertionError without message property set, is its is not true</text:span></text:p>
              </text:list-item>
              <text:list-item>
                <text:p><text:span text:style-name="T6">For 2nd syntax </text:span><text:span text:style-name="T7">Expression2</text:span><text:span text:style-name="T6"> is used as message property for AssertionError object</text:span></text:p>
              </text:list-item>
              <text:list-item>
                <text:p><text:span text:style-name="T6">By default assertions are not checked</text:span></text:p>
              </text:list-item>
              <text:list-item>
                <text:p><text:span text:style-name="T6">Can be swithced on with</text:span><text:span text:style-name="T7"> –ea</text:span><text:span text:style-name="T6"> with passed parameters to VM (in command line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3" presentation:class="page"/>
          <draw:frame presentation:style-name="pr12" draw:text-style-name="P4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Assertion Usage&#10;Where" draw:style-name="dp1" draw:master-page-name="Temp3">
        <office:forms form:automatic-focus="false" form:apply-design-mode="false"/>
        <draw:custom-shape draw:name="Straight Arrow Connector 44" draw:style-name="gr24" draw:text-style-name="P30" draw:layer="layout" svg:width="14.464cm" svg:height="0.232cm" svg:x="8.655cm" svg:y="14.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7" draw:style-name="gr24" draw:text-style-name="P30" draw:layer="layout" svg:width="14.501cm" svg:height="0.093cm" svg:x="8.617cm" svg:y="7.9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Flowchart: Process 35" draw:style-name="gr25" draw:text-style-name="P12" draw:layer="layout" svg:width="6.999cm" svg:height="2.754cm" svg:x="2.253cm" svg:y="16.133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4" draw:style-name="gr25" draw:text-style-name="P12" draw:layer="layout" svg:width="6.999cm" svg:height="8.818cm" svg:x="2.253cm" svg:y="7.029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1" draw:style-name="gr26" draw:text-style-name="P12" draw:layer="layout" svg:width="6.999cm" svg:height="1.399cm" svg:x="14.132cm" svg:y="14.225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2" draw:style-name="gr26" draw:text-style-name="P12" draw:layer="layout" svg:width="6.999cm" svg:height="1.399cm" svg:x="9.939cm" svg:y="7.18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27" draw:style-name="gr25" draw:text-style-name="P12" draw:layer="layout" svg:width="6.999cm" svg:height="2.754cm" svg:x="2.253cm" svg:y="3.992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25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19">Assertion Usage</text:span><text:span text:style-name="T19"><text:line-break/></text:span><text:span text:style-name="T19">Where</text:span></text:p>
          </draw:text-box>
        </draw:frame>
        <draw:custom-shape draw:name="TextBox 17" draw:style-name="gr27" draw:text-style-name="P49" draw:layer="layout" svg:width="5.689cm" svg:height="2.329cm" svg:x="2.908cm" svg:y="4.328cm">
          <text:p text:style-name="P48"><text:span text:style-name="T68">Program 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28" draw:text-style-name="P49" draw:layer="layout" svg:width="5.756cm" svg:height="2.331cm" svg:x="2.874cm" svg:y="10.315cm">
          <text:p text:style-name="P48"><text:span text:style-name="T68">Program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9" draw:text-style-name="P49" draw:layer="layout" svg:width="4.891cm" svg:height="2.329cm" svg:x="3.307cm" svg:y="16.333cm">
          <text:p text:style-name="P48"><text:span text:style-name="T68">Program 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0" draw:text-style-name="P49" draw:layer="layout" svg:width="6.342cm" svg:height="1.211cm" svg:x="10.107cm" svg:y="7.27cm">
          <text:p text:style-name="P48"><text:span text:style-name="T69">Precondition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1" draw:text-style-name="P49" draw:layer="layout" svg:width="6.909cm" svg:height="1.211cm" svg:x="13.966cm" svg:y="14.2cm">
          <text:p text:style-name="P48"><text:span text:style-name="T69">Postcondition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2" draw:text-style-name="P49" draw:layer="layout" svg:width="5.981cm" svg:height="1.211cm" svg:x="11.657cm" svg:y="10.717cm">
          <text:p text:style-name="P48"><text:span text:style-name="T69">Condition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Process 39" draw:style-name="gr33" draw:text-style-name="P12" draw:layer="layout" svg:width="3.025cm" svg:height="8.818cm" svg:x="23.508cm" svg:y="7.175cm">
          <text:p/>
          <draw:enhanced-geometry draw:mirror-horizontal="false" draw:mirror-vertical="false" svg:viewBox="0 0 0 0" drawooo:sub-view-size="1 1" draw:text-areas="0 0 ?f3 ?f2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4" draw:text-style-name="P49" draw:layer="layout" svg:width="1.69cm" svg:height="2.33cm" svg:x="24.175cm" svg:y="8.999cm">
          <text:p text:style-name="P48"><text:span text:style-name="T68">S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24" draw:text-style-name="P30" draw:layer="layout" svg:width="0.052cm" svg:height="14.453cm" svg:x="1.64cm" svg:y="4.3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23" draw:text-style-name="P34" draw:layer="layout" svg:width="1.944cm" svg:height="0.777cm" svg:x="25.899cm" svg:y="20.027cm">
          <text:p text:style-name="P33"><text:span text:style-name="T28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9" presentation:style-name="pr26" draw:text-style-name="P6" draw:layer="layout" svg:width="14.648cm" svg:height="0.839cm" svg:x="0cm" svg:y="0cm" presentation:class="header" presentation:user-transformed="true">
            <draw:text-box>
              <text:p text:style-name="P5"><text:span text:style-name="T3">ADF 2.0: Java: Error Handling and Assertions</text:span></text:p>
            </draw:text-box>
          </draw:frame>
          <draw:frame draw:name="Rectangle 11" presentation:style-name="pr27" draw:text-style-name="P51" draw:layer="layout" svg:width="9.383cm" svg:height="1.389cm" svg:x="0cm" svg:y="26.419cm" presentation:class="footer" presentation:user-transformed="true">
            <draw:text-box>
              <text:p text:style-name="P50"><text:span text:style-name="T10">Copyright © Accenture 2012</text:span></text:p>
            </draw:text-box>
          </draw:frame>
          <draw:frame draw:name="Rectangle 12" presentation:style-name="pr27" draw:text-style-name="P53" draw:layer="layout" svg:width="9.383cm" svg:height="1.389cm" svg:x="12.267cm" svg:y="26.419cm" presentation:class="page-number" presentation:user-transformed="true">
            <draw:text-box>
              <text:p text:style-name="P52"><text:span text:style-name="T10"><text:page-number>&lt;number&gt;</text:page-number></text:span></text:p>
            </draw:text-box>
          </draw:frame>
          <draw:page-thumbnail draw:name="Rectangle 4" draw:style-name="gr1" draw:layer="layout" svg:width="13.999cm" svg:height="11.136cm" svg:x="3.499cm" svg:y="2.255cm" draw:page-number="24" presentation:class="page"/>
          <draw:frame draw:name="Rectangle 5" presentation:style-name="pr28" draw:text-style-name="P56" draw:layer="layout" svg:width="17.325cm" svg:height="12.516cm" svg:x="2.165cm" svg:y="13.211cm" presentation:class="notes" presentation:user-transformed="true">
            <draw:text-box>
              <text:p text:style-name="P54"><text:span text:style-name="T29">Faculty Notes:</text:span></text:p>
              <text:p text:style-name="P55"><text:span text:style-name="T30">Briefly review assertion placement. </text:span></text:p>
              <text:p text:style-name="P55"><text:span text:style-name="T30">Introduce precondition and postcondition concepts per the participant notes.</text:span></text:p>
              <text:list text:style-name="L7">
                <text:list-item>
                  <text:list>
                    <text:list-item>
                      <text:p text:style-name="P54"><text:span text:style-name="T30">Precondition and postcondition details follow in the scenario examples.</text:span></text:p>
                    </text:list-item>
                  </text:list>
                </text:list-item>
              </text:list>
              <text:p text:style-name="P54"><text:span text:style-name="T29"/></text:p>
              <text:p text:style-name="P54"><text:span text:style-name="T29">Participant Notes:</text:span></text:p>
              <text:p text:style-name="P54"><text:span text:style-name="T30">Assertions can be placed at any point of the program. </text:span></text:p>
              <text:p text:style-name="P54"><text:span text:style-name="T30">Using Assertions at the start and end of a program/module/function ensures errors are caught before they are propagated.</text:span></text:p>
              <text:list text:continue-numbering="true" text:style-name="L7">
                <text:list-item>
                  <text:list>
                    <text:list-item>
                      <text:p text:style-name="P54"><text:span text:style-name="T30">Precondition = A set of conditions under which the program is expected to execute: What <text:s/>is expected to be true </text:span><text:span text:style-name="T70">before</text:span><text:span text:style-name="T30"> the program execution begins.</text:span></text:p>
                    </text:list-item>
                    <text:list-item>
                      <text:p text:style-name="P54"><text:span text:style-name="T30">Postcondition = Condition that must hold true when a program completes its operations: What is expected to be true when program execution ends.</text:span></text:p>
                    </text:list-item>
                  </text:list>
                </text:list-item>
              </text:list>
              <text:p text:style-name="P54"><text:span text:style-name="T71"/></text:p>
            </draw:text-box>
          </draw:frame>
        </presentation:notes>
      </draw:page>
      <draw:page draw:name="Assertion Usage&#10;Why" draw:style-name="dp1" draw:master-page-name="Temp3">
        <office:forms form:automatic-focus="false" form:apply-design-mode="false"/>
        <draw:frame draw:name="Content Placeholder 4" presentation:style-name="pr29" draw:text-style-name="P11" draw:layer="layout" svg:width="18.837cm" svg:height="15.399cm" svg:x="1.423cm" svg:y="4.33cm" presentation:class="outline" presentation:user-transformed="true">
          <draw:text-box>
            <text:p text:style-name="P57"><text:span text:style-name="T72">Programmers place assertions at key points within a program to:</text:span></text:p>
            <text:p text:style-name="P57"><text:span text:style-name="T72"/></text:p>
            <text:list text:style-name="L8">
              <text:list-item>
                <text:p text:style-name="P58"><text:span text:style-name="T72">Confirm Specifications</text:span></text:p>
              </text:list-item>
            </text:list>
            <text:list text:style-name="L9">
              <text:list-item>
                <text:list>
                  <text:list-item>
                    <text:p text:style-name="P59"><text:span text:style-name="T73">Desired end results</text:span></text:p>
                  </text:list-item>
                </text:list>
              </text:list-item>
              <text:list-item>
                <text:p text:style-name="P58"><text:span text:style-name="T72">Confirm Program</text:span></text:p>
                <text:list>
                  <text:list-item>
                    <text:p text:style-name="P59"><text:span text:style-name="T73">Desired action at this point</text:span></text:p>
                  </text:list-item>
                </text:list>
              </text:list-item>
              <text:list-item>
                <text:p text:style-name="P58"><text:span text:style-name="T72">Test and Debug</text:span></text:p>
                <text:list>
                  <text:list-item>
                    <text:p text:style-name="P59"><text:span text:style-name="T73">Conditions throughout execution</text:span></text:p>
                  </text:list-item>
                </text:list>
              </text:list-item>
            </text:list>
            <text:p text:style-name="P60"><text:span text:style-name="T74"/></text:p>
          </draw:text-box>
        </draw:frame>
        <draw:frame draw:name="Title 6" presentation:style-name="pr15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19">Assertion Usage</text:span><text:span text:style-name="T19"><text:line-break/></text:span><text:span text:style-name="T19">Why</text:span></text:p>
          </draw:text-box>
        </draw:frame>
        <draw:custom-shape draw:name="TextBox 1" draw:style-name="gr23" draw:text-style-name="P34" draw:layer="layout" svg:width="1.944cm" svg:height="0.777cm" svg:x="25.899cm" svg:y="20.027cm">
          <text:p text:style-name="P33"><text:span text:style-name="T28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Rectangle 5" presentation:style-name="pr30" draw:text-style-name="P56" draw:layer="layout" svg:width="17.325cm" svg:height="12.516cm" svg:x="2.165cm" svg:y="13.211cm" presentation:class="notes" presentation:user-transformed="true">
            <draw:text-box>
              <text:p text:style-name="P54"><text:span text:style-name="T29">Faculty Notes:</text:span></text:p>
              <text:p text:style-name="P54"><text:span text:style-name="T30">Briefly review the three types of assertion usage per the participant notes.</text:span></text:p>
              <text:p text:style-name="P54"><text:span text:style-name="T30">More detail follows in later slides.</text:span></text:p>
              <text:p text:style-name="P54"><text:span text:style-name="T30"/></text:p>
              <text:p text:style-name="P54"><text:span text:style-name="T29">Participant Notes:</text:span></text:p>
              <text:p text:style-name="P54"><text:span text:style-name="T30">Assertions are key to testing the programmer’s </text:span><text:span text:style-name="T70">assumptions</text:span><text:span text:style-name="T30"> about the program against the </text:span><text:span text:style-name="T70">actual</text:span><text:span text:style-name="T30"> program behaviors.</text:span></text:p>
              <text:p text:style-name="P54"><text:span text:style-name="T29">Programmers place assertions at key points within a program to:</text:span></text:p>
              <text:list text:style-name="L10">
                <text:list-item>
                  <text:list>
                    <text:list-item>
                      <text:p text:style-name="P54"><text:span text:style-name="T30">Confirm the specifications: Confirm the program creates the expected output based on the input provided. Does the program do / produce the desired end results?</text:span></text:p>
                    </text:list-item>
                    <text:list-item>
                      <text:p text:style-name="P54"><text:span text:style-name="T30">Confirm the program: Confirm a condition is true at the point where the assertion is made. Does the program do / produce the desired action at this point?</text:span></text:p>
                    </text:list-item>
                    <text:list-item>
                      <text:p text:style-name="P54"><text:span text:style-name="T30">Test and Debug: Test conditions and print error messages any time throughout the program execution.</text:span></text:p>
                    </text:list-item>
                  </text:list>
                </text:list-item>
              </text:list>
            </draw:text-box>
          </draw:frame>
          <draw:page-thumbnail draw:name="Slide Image Placeholder 5" draw:style-name="gr1" draw:layer="layout" svg:width="13.999cm" svg:height="11.136cm" svg:x="3.499cm" svg:y="2.255cm" draw:page-number="25" presentation:class="page"/>
          <draw:frame draw:name="Footer Placeholder 8" presentation:style-name="pr27" draw:text-style-name="P51" draw:layer="layout" svg:width="9.383cm" svg:height="1.389cm" svg:x="0cm" svg:y="26.419cm" presentation:class="footer" presentation:user-transformed="true">
            <draw:text-box>
              <text:p text:style-name="P50"><text:span text:style-name="T10">Copyright © Accenture 2012</text:span></text:p>
            </draw:text-box>
          </draw:frame>
          <draw:frame draw:name="Slide Number Placeholder 3" presentation:style-name="pr27" draw:text-style-name="P53" draw:layer="layout" svg:width="9.383cm" svg:height="1.389cm" svg:x="12.267cm" svg:y="26.419cm" presentation:class="page-number" presentation:user-transformed="true">
            <draw:text-box>
              <text:p text:style-name="P52"><text:span text:style-name="T10"><text:page-number>&lt;number&gt;</text:page-number></text:span></text:p>
            </draw:text-box>
          </draw:frame>
          <draw:frame draw:name="Header Placeholder 24" presentation:style-name="pr26" draw:text-style-name="P6" draw:layer="layout" svg:width="14.277cm" svg:height="0.875cm" svg:x="0cm" svg:y="0cm" presentation:class="header" presentation:user-transformed="true">
            <draw:text-box>
              <text:p text:style-name="P5"><text:span text:style-name="T3">ADF 2.0: Java: Error Handling and Assertions</text:span></text:p>
            </draw:text-box>
          </draw:frame>
        </presentation:notes>
      </draw:page>
      <draw:page draw:name="page26" draw:style-name="dp3" draw:master-page-name="Temp3" presentation:presentation-page-layout-name="AL2T1">
        <office:forms form:automatic-focus="false" form:apply-design-mode="false"/>
        <draw:frame presentation:style-name="pr31" draw:text-style-name="P20" draw:layer="layout" svg:width="25.199cm" svg:height="5.767cm" svg:x="1.4cm" svg:y="-0.814cm" presentation:class="title" presentation:user-transformed="true">
          <draw:text-box>
            <text:p><text:span text:style-name="T7">Defensive programming</text:span></text:p>
          </draw:text-box>
        </draw:frame>
        <draw:frame presentation:style-name="Temp3-outline1" draw:layer="layout" svg:width="24.639cm" svg:height="16.256cm" svg:x="1.4cm" svg:y="3.81cm" presentation:class="outline" presentation:user-transformed="true">
          <draw:text-box>
            <text:list text:style-name="L3">
              <text:list-item>
                <text:p><text:span text:style-name="T6">Uses run-time assertions:</text:span></text:p>
                <text:list>
                  <text:list-item>
                    <text:p><text:span text:style-name="T6">Before code execution, to check for correct preconditions,</text:span></text:p>
                  </text:list-item>
                  <text:list-item>
                    <text:p><text:span text:style-name="T6">After code execution to check for correct post conditions</text:span></text:p>
                  </text:list-item>
                </text:list>
              </text:list-item>
              <text:list-item>
                <text:p><text:span text:style-name="T6">Allows to handle incorrect inputs and passed parameters</text:span></text:p>
              </text:list-item>
              <text:list-item>
                <text:p><text:span text:style-name="T6">Doesn't make code much more complicated</text:span></text:p>
              </text:list-item>
              <text:list-item>
                <text:p><text:span text:style-name="T6">(If used correctly) doesn't affect systems performance too much and can be left in production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499cm" svg:y="2.255cm" draw:page-number="26" presentation:class="page"/>
          <draw:frame presentation:style-name="pr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_34__5f_Custom_20_Layout">
        <office:forms form:automatic-focus="false" form:apply-design-mode="false"/>
        <draw:frame draw:name="Rectangle 2" presentation:style-name="pr32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Questions and Comments</text:span></text:p>
          </draw:text-box>
        </draw:frame>
        <presentation:notes draw:style-name="dp2">
          <office:forms form:automatic-focus="false" form:apply-design-mode="false"/>
          <draw:page-thumbnail draw:name="Rectangle 2" draw:style-name="gr1" draw:layer="layout" svg:width="14.123cm" svg:height="10.258cm" svg:x="3.53cm" svg:y="2.05cm" draw:page-number="27" presentation:class="page"/>
          <draw:frame draw:name="Rectangle 3" presentation:style-name="pr33" draw:text-style-name="P63" draw:layer="layout" svg:width="16.948cm" svg:height="12.311cm" svg:x="2.117cm" svg:y="12.994cm" presentation:class="notes" presentation:user-transformed="true">
            <draw:text-box>
              <text:p text:style-name="P61"><text:span text:style-name="T9">Faculty Notes:</text:span></text:p>
              <text:p text:style-name="P61"><text:span text:style-name="T10">Ask the participants if they have any questions or comments.</text:span></text:p>
              <text:p text:style-name="P62"><text:span text:style-name="T9"/></text:p>
              <text:p text:style-name="P62"><text:span text:style-name="T9">Participant Notes: </text:span></text:p>
              <text:p text:style-name="P62"><text:span text:style-name="T10">N/A </text:span></text:p>
              <text:p text:style-name="P62"><text:span text:style-name="T10"/></text:p>
              <text:p text:style-name="P61"><text:span text:style-name="T10"/></text:p>
            </draw:text-box>
          </draw:frame>
          <draw:frame draw:name="Header Placeholder 7" presentation:style-name="pr34" draw:text-style-name="P65" draw:layer="layout" svg:width="9.18cm" svg:height="1.367cm" svg:x="0cm" svg:y="0cm" presentation:class="header" presentation:user-transformed="true">
            <draw:text-box>
              <text:p text:style-name="P64"><text:span text:style-name="T3">ADF 2.0: Java: JDBC</text:span></text:p>
            </draw:text-box>
          </draw:frame>
          <draw:frame draw:name="Footer Placeholder 6" presentation:style-name="pr35" draw:text-style-name="P65" draw:layer="layout" svg:width="9.18cm" svg:height="1.367cm" svg:x="0cm" svg:y="25.985cm" presentation:class="footer" presentation:user-transformed="true">
            <draw:text-box>
              <text:p text:style-name="P64"><text:span text:style-name="T3">Copyright © Accenture 2012</text:span></text:p>
            </draw:text-box>
          </draw:frame>
          <draw:frame draw:name="Slide Number Placeholder 8" presentation:style-name="pr35" draw:text-style-name="P67" draw:layer="layout" svg:width="9.18cm" svg:height="1.367cm" svg:x="12cm" svg:y="25.985cm" presentation:class="page-number" presentation:user-transformed="true">
            <draw:text-box>
              <text:p text:style-name="P66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DejaVu Sans2" svg:font-family="'DejaVu Sans'" style:font-pitch="variable"/>
    <style:font-face style:name="Droid Sans Fallback1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DejaVu Sans3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21" draw:display-name="Dashed (var) 21" draw:style="round" draw:dots2="1" draw:dots2-length="140%" draw:distance="105%"/>
    <draw:stroke-dash draw:name="Dashed_20__28_var_29__20_22" draw:display-name="Dashed (var) 22" draw:style="round" draw:dots2="1" draw:dots2-length="140%" draw:distance="105%"/>
    <draw:stroke-dash draw:name="Dashed_20__28_var_29__20_23" draw:display-name="Dashed (var) 23" draw:style="round" draw:dots2="1" draw:dots2-length="140%" draw:distance="105%"/>
    <draw:stroke-dash draw:name="Dashed_20__28_var_29__20_24" draw:display-name="Dashed (var) 24" draw:style="round" draw:dots2="1" draw:dots2-length="140%" draw:distance="105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style:font-name="DejaVu Sans1" fo:font-family="'DejaVu Sans'" style:font-family-generic="swiss" style:font-pitch="variable"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style:font-name="DejaVu Sans1" fo:font-family="'DejaVu Sans'" style:font-family-generic="swiss" style:font-pitch="variable"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46.7999992370605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-background" style:display-name="Basic Layout-background" style:family="presentation">
      <style:graphic-properties draw:stroke="none" draw:fill="solid" draw:fill-color="#ffffff"/>
      <style:text-properties style:letter-kerning="true"/>
    </style:style>
    <style:style style:name="Basic_20_Layout-backgroundobjects" style:display-name="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_20_Layout-notes" style:display-name="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asic_20_Layout-outline1" style:display-name="Basic Layout-outline1" style:family="presentation">
      <style:graphic-properties draw:stroke="none" draw:fill="none" draw:auto-grow-height="false" draw:fit-to-size="shrink-to-fit">
        <text:list-style style:name="Basic_20_Layout-outline1" style:display-name="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sic_20_Layout-outline2" style:display-name="Basic Layout-outline2" style:family="presentation" style:parent-style-name="Basic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sic_20_Layout-outline3" style:display-name="Basic Layout-outline3" style:family="presentation" style:parent-style-name="Basic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sic_20_Layout-outline4" style:display-name="Basic Layout-outline4" style:family="presentation" style:parent-style-name="Basic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asic_20_Layout-outline5" style:display-name="Basic Layout-outline5" style:family="presentation" style:parent-style-name="Basic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6" style:display-name="Basic Layout-outline6" style:family="presentation" style:parent-style-name="Basic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7" style:display-name="Basic Layout-outline7" style:family="presentation" style:parent-style-name="Basic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8" style:display-name="Basic Layout-outline8" style:family="presentation" style:parent-style-name="Basic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outline9" style:display-name="Basic Layout-outline9" style:family="presentation" style:parent-style-name="Basic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asic_20_Layout-subtitle" style:display-name="Basic Layout-subtitle" style:family="presentation">
      <style:graphic-properties draw:stroke="none" draw:fill="none" draw:textarea-vertical-align="middle">
        <text:list-style style:name="Basic_20_Layout-subtitle" style:display-name="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_20_Layout-title" style:display-name="Basic Layout-title" style:family="presentation">
      <style:graphic-properties draw:stroke="none" draw:fill="none" draw:textarea-vertical-align="middle">
        <text:list-style style:name="Basic_20_Layout-title" style:display-name="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background" style:family="presentation">
      <style:graphic-properties draw:stroke="none" draw:fill="solid" draw:fill-color="#ffffff"/>
      <style:text-properties style:letter-kerning="true"/>
    </style:style>
    <style:style style:name="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mp3-outline1" style:family="presentation">
      <style:graphic-properties draw:stroke="none" draw:fill="none" draw:auto-grow-height="false" draw:fit-to-size="shrink-to-fit">
        <text:list-style style:name="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outline2" style:family="presentation" style:parent-style-name="Temp3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3" style:family="presentation" style:parent-style-name="Temp3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4" style:family="presentation" style:parent-style-name="Temp3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5" style:family="presentation" style:parent-style-name="Temp3-outline4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6" style:family="presentation" style:parent-style-name="Temp3-outline5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7" style:family="presentation" style:parent-style-name="Temp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8" style:family="presentation" style:parent-style-name="Temp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9" style:family="presentation" style:parent-style-name="Temp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subtitle" style:family="presentation">
      <style:graphic-properties draw:stroke="none" draw:fill="none" draw:textarea-vertical-align="middle">
        <text:list-style style:name="Temp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3-title" style:family="presentation">
      <style:graphic-properties draw:stroke="none" draw:fill="none" draw:textarea-vertical-align="middle">
        <text:list-style style:name="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9.7999992370605pt" fo:letter-spacing="normal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7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447cm" fo:min-width="0cm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11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12" style:family="graphic">
      <style:graphic-properties draw:stroke="none" svg:stroke-width="0.026cm" draw:stroke-linejoin="miter" draw:fill="none" draw:textarea-vertical-align="top" draw:auto-grow-height="true" draw:fit-to-size="false" fo:min-height="0.448cm" fo:min-width="0cm" fo:padding-top="0.125cm" fo:padding-bottom="0.125cm" fo:padding-left="0.25cm" fo:padding-right="0.25cm" fo:wrap-option="wrap"/>
    </style:style>
    <style:style style:name="Mpr1" style:family="presentation" style:parent-style-name="JTM-outline1">
      <style:graphic-properties fo:min-height="12.18cm"/>
    </style:style>
    <style:style style:name="Mpr2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3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5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6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7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0" style:family="presentation" style:parent-style-name="Basic_20_Layout-backgroundobjects">
      <style:graphic-properties draw:stroke="none" draw:fill="none" draw:fill-color="#ffffff" draw:auto-grow-height="false" fo:min-height="1.378cm"/>
    </style:style>
    <style:style style:name="Mpr11" style:family="presentation" style:parent-style-name="Basic_20_Layout-backgroundobjects">
      <style:graphic-properties draw:stroke="none" draw:fill="none" draw:fill-color="#ffffff" draw:textarea-vertical-align="bottom" draw:auto-grow-height="false" fo:min-height="1.378cm"/>
    </style:style>
    <style:style style:name="Mpr12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3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4" style:family="presentation" style:parent-style-name="_35__5f_Basic_20_Layout-backgroundobjects">
      <style:graphic-properties draw:stroke="none" draw:fill="none" draw:fill-color="#ffffff" draw:auto-grow-height="false" fo:min-height="1.27cm"/>
    </style:style>
    <style:style style:name="Mpr15" style:family="presentation" style:parent-style-name="_35__5f_Basic_20_Layout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emp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7" style:family="presentation" style:parent-style-name="Temp3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8" style:family="presentation" style:parent-style-name="Temp3-backgroundobjects">
      <style:graphic-properties draw:stroke="none" draw:fill="none" draw:fill-color="#ffffff" draw:auto-grow-height="false" fo:min-height="1.27cm"/>
    </style:style>
    <style:style style:name="Mpr19" style:family="presentation" style:parent-style-name="Temp3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21" style:family="presentation" style:parent-style-name="_34__5f_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22" style:family="presentation" style:parent-style-name="_34__5f_Custom_20_Layout-backgroundobjects">
      <style:graphic-properties draw:stroke="none" draw:fill="none" draw:fill-color="#ffffff" draw:auto-grow-height="false" fo:min-height="1.378cm"/>
    </style:style>
    <style:style style:name="Mpr23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8pt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26pt"/>
    </style:style>
    <style:style style:name="MP15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4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7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8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9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0" style:family="text">
      <style:text-properties fo:font-variant="normal" fo:text-transform="none" fo:color="#2a3b4c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597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JTM" style:page-layout-name="PM1" draw:style-name="Mdp1">
      <office:forms form:automatic-focus="false" form:apply-design-mode="false"/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Mpr1" draw:layer="backgroundobjects" svg:width="24.639cm" svg:height="16.256cm" svg:x="1.4cm" svg:y="3.81cm" presentation:class="outline">
        <draw:text-box>
          <text:list text:style-name="ML2">
            <text:list-item>
              <text:p>Klikšķiniet, lai rediģētu struktūras skata formātu</text:p>
              <text:list>
                <text:list-item>
                  <text:p>Otrais struktūras līmenis</text:p>
                  <text:list>
                    <text:list-item>
                      <text:p>Trešais struktūras līmenis</text:p>
                      <text:list>
                        <text:list-item>
                          <text:p>Ceturtais struktūras līmenis</text:p>
                          <text:list>
                            <text:list-item>
                              <text:p>Piektais struktūras līmenis</text:p>
                              <text:list>
                                <text:list-item>
                                  <text:p>Sestais struktūras līmenis</text:p>
                                  <text:list>
                                    <text:list-item>
                                      <text:p>Septītais struktūras līmeni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JTM-title" draw:layer="backgroundobjects" svg:width="13.586cm" svg:height="11.136cm" svg:x="3.705cm" svg:y="2.256cm" presentation:class="page"/>
        <draw:frame presentation:style-name="JTM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office:forms form:automatic-focus="false" form:apply-design-mode="false"/>
      <draw:frame draw:name="Picture 5" draw:style-name="Mgr3" draw:text-style-name="MP3" draw:layer="backgroundobjects" svg:width="28.086cm" svg:height="22.218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presentation:style-name="Mpr4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5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5" draw:text-style-name="MP9" draw:layer="backgroundobjects" svg:width="25.554cm" svg:height="0.766cm" svg:x="1.157cm" svg:y="19.983cm">
        <text:p text:style-name="MP8"><text:span text:style-name="MT4">Copyright © 2014 Accenture</text:span><text:span text:style-name="MT5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20_Layout-title" draw:layer="backgroundobjects" svg:width="16.514cm" svg:height="11.995cm" svg:x="3.419cm" svg:y="2.431cm" presentation:class="page"/>
        <draw:frame presentation:style-name="Custom_20_Layout-notes" draw:layer="backgroundobjects" svg:width="18.683cm" svg:height="14.394cm" svg:x="2.335cm" svg:y="15.194cm" presentation:class="notes" presentation:placeholder="true">
          <draw:text-box/>
        </draw:frame>
        <draw:frame presentation:style-name="Mpr6" draw:text-style-name="MP1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10.135cm" svg:height="1.598cm" svg:x="13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10.135cm" svg:height="1.598cm" svg:x="0cm" svg:y="30.39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10.135cm" svg:height="1.598cm" svg:x="13.219cm" svg:y="30.3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asic_20_Layout" style:display-name="Basic Layout" style:page-layout-name="PM1" draw:style-name="Mdp2">
      <office:forms form:automatic-focus="false" form:apply-design-mode="false"/>
      <draw:frame draw:name="Content Placeholder 2" presentation:style-name="Mpr8" draw:text-style-name="MP14" draw:layer="backgroundobjects" svg:width="25.212cm" svg:height="15.399cm" svg:x="1.465cm" svg:y="4.409cm" presentation:class="outline" presentation:user-transformed="true">
        <draw:text-box>
          <text:list text:style-name="ML2">
            <text:list-item>
              <text:p text:style-name="MP10"><text:span text:style-name="MT6">Klikšķiniet, lai rediģētu struktūras skata formātu</text:span></text:p>
              <text:list>
                <text:list-item>
                  <text:p text:style-name="MP10"><text:span text:style-name="MT6">Otrais struktūras līmenis</text:span></text:p>
                  <text:list>
                    <text:list-item>
                      <text:p text:style-name="MP10"><text:span text:style-name="MT6">Trešais struktūras līmenis</text:span></text:p>
                      <text:list>
                        <text:list-item>
                          <text:p text:style-name="MP10"><text:span text:style-name="MT6">Ceturtais struktūras līmenis</text:span></text:p>
                          <text:list>
                            <text:list-item>
                              <text:p text:style-name="MP10"><text:span text:style-name="MT6">Piektais struktūras līmenis</text:span></text:p>
                              <text:list>
                                <text:list-item>
                                  <text:p text:style-name="MP10"><text:span text:style-name="MT6">Sestais struktūras līmenis</text:span></text:p>
                                  <text:list>
                                    <text:list-item>
                                      <text:p text:style-name="MP11"><text:span text:style-name="MT6">Septītais struktūras līmenisClick to edit Master text styles</text:span></text:p>
                                      <text:list>
                                        <text:list-item>
                                          <text:p text:style-name="MP11"><text:span text:style-name="MT7">Second level</text:span></text:p>
                                          <text:list>
                                            <text:list-item>
                                              <text:p text:style-name="MP11"><text:span text:style-name="MT8">Third level</text:span></text:p>
                                              <text:list>
                                                <text:list-item>
                                                  <text:p text:style-name="MP12"><text:span text:style-name="MT9">Fourth level</text:span></text:p>
                                                </text:list-item>
                                                <text:list-item>
                                                  <text:p text:style-name="MP13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14" draw:layer="backgroundobjects" svg:width="26.615cm" svg:height="2.404cm" svg:x="1.383cm" svg:y="0.952cm" presentation:class="title" presentation:user-transformed="true">
        <draw:text-box>
          <text:p text:style-name="MP4"><text:span text:style-name="MT11">Click to edit Master title style</text:span></text:p>
        </draw:text-box>
      </draw:frame>
      <draw:line draw:name="Straight Connector 5" draw:style-name="Mgr6" draw:text-style-name="MP3" draw:layer="backgroundobjects" svg:x1="1.402cm" svg:y1="3.56cm" svg:x2="28cm" svg:y2="3.56cm">
        <text:p/>
      </draw:line>
      <draw:custom-shape draw:name="Rectangle 7" draw:style-name="Mgr7" draw:text-style-name="MP9" draw:layer="backgroundobjects" svg:width="25.554cm" svg:height="0.697cm" svg:x="1.157cm" svg:y="19.983cm">
        <text:p text:style-name="MP8"><text:span text:style-name="MT12">Copyright © 2014 Accen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asic_20_Layout-title" draw:layer="backgroundobjects" svg:width="15.331cm" svg:height="11.136cm" svg:x="2.833cm" svg:y="2.256cm" presentation:class="page"/>
        <draw:frame presentation:style-name="Basic_20_Layout-notes" draw:layer="backgroundobjects" svg:width="16.798cm" svg:height="13.364cm" svg:x="2.099cm" svg:y="14.106cm" presentation:class="notes" presentation:placeholder="true">
          <draw:text-box/>
        </draw:frame>
        <draw:frame presentation:style-name="Mpr10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office:forms form:automatic-focus="false" form:apply-design-mode="false"/>
      <draw:frame draw:name="Picture 8" draw:style-name="Mgr8" draw:text-style-name="MP3" draw:layer="backgroundobjects" svg:width="28.277cm" svg:height="21.194cm" svg:x="-0.277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12" draw:text-style-name="MP14" draw:layer="backgroundobjects" svg:width="25.212cm" svg:height="15.399cm" svg:x="1.423cm" svg:y="4.33cm" presentation:class="outline" presentation:user-transformed="true">
        <draw:text-box>
          <text:list text:style-name="ML2">
            <text:list-item>
              <text:p text:style-name="MP10"><text:span text:style-name="MT13">Click to edit the outline text format</text:span></text:p>
              <text:list>
                <text:list-item>
                  <text:p text:style-name="MP10"><text:span text:style-name="MT13">Second Outline Level</text:span></text:p>
                  <text:list>
                    <text:list-item>
                      <text:p text:style-name="MP10"><text:span text:style-name="MT13">Third Outline Level</text:span></text:p>
                      <text:list>
                        <text:list-item>
                          <text:p text:style-name="MP10"><text:span text:style-name="MT13">Fourth Outline Level</text:span></text:p>
                          <text:list>
                            <text:list-item>
                              <text:p text:style-name="MP10"><text:span text:style-name="MT13">Fifth Outline Level</text:span></text:p>
                              <text:list>
                                <text:list-item>
                                  <text:p text:style-name="MP10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1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1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3" draw:text-style-name="MP14" draw:layer="backgroundobjects" svg:width="26.615cm" svg:height="2.404cm" svg:x="1.383cm" svg:y="0.952cm" presentation:class="title" presentation:user-transformed="true">
        <draw:text-box>
          <text:p text:style-name="MP4"><text:span text:style-name="MT18">Click to edit the title text formatClick to edit Master title style</text:span></text:p>
        </draw:text-box>
      </draw:frame>
      <draw:line draw:name="Straight Connector 5" draw:style-name="Mgr9" draw:text-style-name="MP3" draw:layer="backgroundobjects" svg:x1="1.402cm" svg:y1="3.56cm" svg:x2="28cm" svg:y2="3.56cm">
        <text:p/>
      </draw:line>
      <draw:custom-shape draw:name="Rectangle 6" draw:style-name="Mgr10" draw:text-style-name="MP9" draw:layer="Background objects" svg:width="25.554cm" svg:height="0.697cm" svg:x="1.157cm" svg:y="19.983cm">
        <text:p text:style-name="MP18"><text:span text:style-name="MT12">Copyright © 2014 Accenture  All rights reserved. Confidential</text:span><text:span text:style-name="MT19"> </text:span><text:span text:style-name="MT12">See Accenture's </text:span><text:span text:style-name="MT20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_35__5f_Basic_20_Layout-title" draw:layer="backgroundobjects" svg:width="13.999cm" svg:height="11.136cm" svg:x="3.499cm" svg:y="2.255cm" presentation:class="page"/>
        <draw:frame presentation:style-name="_35__5f_Basic_20_Layout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3" style:page-layout-name="PM1" draw:style-name="Mdp2">
      <office:forms form:automatic-focus="false" form:apply-design-mode="false"/>
      <draw:frame draw:name="Content Placeholder 2" presentation:style-name="Mpr16" draw:text-style-name="MP14" draw:layer="backgroundobjects" svg:width="25.212cm" svg:height="15.399cm" svg:x="1.423cm" svg:y="4.33cm" presentation:class="outline" presentation:user-transformed="true">
        <draw:text-box>
          <text:list text:style-name="ML2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5"><text:span text:style-name="MT6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6"><text:span text:style-name="MT7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7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7" draw:text-style-name="MP14" draw:layer="backgroundobjects" svg:width="26.615cm" svg:height="2.404cm" svg:x="1.383cm" svg:y="1.156cm" presentation:class="title" presentation:user-transformed="true">
        <draw:text-box>
          <text:p text:style-name="MP4"><text:span text:style-name="MT11">C</text:span></text:p>
        </draw:text-box>
      </draw:frame>
      <draw:line draw:name="Straight Connector 5" draw:style-name="Mgr6" draw:text-style-name="MP3" draw:layer="backgroundobjects" svg:x1="1.402cm" svg:y1="3.56cm" svg:x2="28cm" svg:y2="3.56cm">
        <text:p/>
      </draw:line>
      <draw:custom-shape draw:name="Rectangle 7" draw:style-name="Mgr11" draw:text-style-name="MP9" draw:layer="Background objects" svg:width="25.554cm" svg:height="0.697cm" svg:x="1.157cm" svg:y="19.983cm">
        <text:p text:style-name="MP18"><text:span text:style-name="MT12">Copyright © 2014 Accenture  All rights reserved. Confidential</text:span><text:span text:style-name="MT19"> </text:span><text:span text:style-name="MT12">See Accenture's </text:span><text:span text:style-name="MT20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emp3-title" draw:layer="backgroundobjects" svg:width="13.999cm" svg:height="11.136cm" svg:x="3.499cm" svg:y="2.255cm" presentation:class="page"/>
        <draw:frame presentation:style-name="Temp3-notes" draw:layer="backgroundobjects" svg:width="16.799cm" svg:height="13.364cm" svg:x="2.1cm" svg:y="14.106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5cm" svg:y="28.2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office:forms form:automatic-focus="false" form:apply-design-mode="false"/>
      <draw:frame draw:name="Picture 2" draw:style-name="Mgr3" draw:text-style-name="MP3" draw:layer="backgroundobjects" svg:width="28.327cm" svg:height="21.233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20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21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2" draw:text-style-name="MP9" draw:layer="Background objects" svg:width="25.554cm" svg:height="0.697cm" svg:x="1.157cm" svg:y="20.174cm">
        <text:p text:style-name="MP18"><text:span text:style-name="MT21">Copyright © 2014 Accenture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4__5f_Custom_20_Layout-title" draw:layer="backgroundobjects" svg:width="15.331cm" svg:height="11.136cm" svg:x="2.832cm" svg:y="2.255cm" presentation:class="page"/>
        <draw:frame presentation:style-name="_34__5f_Custom_20_Layout-notes" draw:layer="backgroundobjects" svg:width="16.798cm" svg:height="13.364cm" svg:x="2.098cm" svg:y="14.105cm" presentation:class="notes" presentation:placeholder="true">
          <draw:text-box/>
        </draw:frame>
        <draw:frame presentation:style-name="Mpr22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2cm" svg:height="1.483cm" svg:x="11.885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2cm" svg:height="1.483cm" svg:x="11.885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1T15:45:05</meta:creation-date>
    <meta:generator>LibreOffice/4.2.8.2$Linux_X86_64 LibreOffice_project/420m0$Build-2</meta:generator>
    <dc:date>2016-02-25T14:22:46.524216630</dc:date>
    <meta:editing-duration>PT7H20M18S</meta:editing-duration>
    <meta:editing-cycles>124</meta:editing-cycles>
    <meta:document-statistic meta:object-count="251"/>
  </office:meta>
</office:document-meta>
</file>